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063in" svg:y="0.0394in">
            <draw:object draw:notify-on-update-of-ranges="Sheet1.B1:Sheet1.B648 Sheet1.C1:Sheet1.C6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B1]^2)/([.A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B2]^2)/([.A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B3]^2)/([.A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B4]^2)/([.A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([.B5]^2)/([.A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B6]^2)/([.A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B7]^2)/([.A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([.B8]^2)/([.A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([.B9]^2)/([.A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([.B10]^2)/([.A1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([.B11]^2)/([.A1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([.B12]^2)/([.A1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([.B13]^2)/([.A1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([.B14]^2)/([.A1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([.B15]^2)/([.A1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([.B16]^2)/([.A1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([.B17]^2)/([.A1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([.B18]^2)/([.A1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([.B19]^2)/([.A1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([.B20]^2)/([.A2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([.B21]^2)/([.A2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([.B22]^2)/([.A2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([.B23]^2)/([.A2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([.B24]^2)/([.A2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([.B25]^2)/([.A2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([.B26]^2)/([.A2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([.B27]^2)/([.A2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([.B28]^2)/([.A2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([.B29]^2)/([.A2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([.B30]^2)/([.A3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([.B31]^2)/([.A3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([.B32]^2)/([.A3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([.B33]^2)/([.A3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([.B34]^2)/([.A3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([.B35]^2)/([.A3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([.B36]^2)/([.A3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([.B37]^2)/([.A3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([.B38]^2)/([.A3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([.B39]^2)/([.A3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([.B40]^2)/([.A4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([.B41]^2)/([.A4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([.B42]^2)/([.A4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([.B43]^2)/([.A4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([.B44]^2)/([.A4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([.B45]^2)/([.A4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([.B46]^2)/([.A4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([.B47]^2)/([.A4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([.B48]^2)/([.A4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([.B49]^2)/([.A4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([.B50]^2)/([.A5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([.B51]^2)/([.A5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([.B52]^2)/([.A5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([.B53]^2)/([.A5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([.B54]^2)/([.A5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([.B55]^2)/([.A5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([.B56]^2)/([.A5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([.B57]^2)/([.A5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([.B58]^2)/([.A5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([.B59]^2)/([.A5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([.B60]^2)/([.A6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([.B61]^2)/([.A6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([.B62]^2)/([.A6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([.B63]^2)/([.A6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([.B64]^2)/([.A6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([.B65]^2)/([.A6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([.B66]^2)/([.A66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([.B67]^2)/([.A67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([.B68]^2)/([.A6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([.B69]^2)/([.A6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([.B70]^2)/([.A7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([.B71]^2)/([.A7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([.B72]^2)/([.A7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([.B73]^2)/([.A7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([.B74]^2)/([.A7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([.B75]^2)/([.A75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78">
            <text:p>78</text:p>
          </table:table-cell>
          <table:table-cell table:formula="of:=([.B76]^2)/([.A76])/(10^6)" office:value-type="float" office:value="0.6084">
            <text:p>0.608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79">
            <text:p>79</text:p>
          </table:table-cell>
          <table:table-cell table:formula="of:=([.B77]^2)/([.A77])/(10^6)" office:value-type="float" office:value="0.6241">
            <text:p>0.624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80">
            <text:p>80</text:p>
          </table:table-cell>
          <table:table-cell table:formula="of:=([.B78]^2)/([.A78])/(10^6)" office:value-type="float" office:value="0.64">
            <text:p>0.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([.B79]^2)/([.A7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([.B80]^2)/([.A80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([.B81]^2)/([.A81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([.B82]^2)/([.A82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([.B83]^2)/([.A83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([.B84]^2)/([.A8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([.B85]^2)/([.A85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([.B86]^2)/([.A86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89">
            <text:p>89</text:p>
          </table:table-cell>
          <table:table-cell table:formula="of:=([.B87]^2)/([.A87])/(10^6)" office:value-type="float" office:value="0.7921">
            <text:p>0.79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([.B88]^2)/([.A88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([.B89]^2)/([.A89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([.B90]^2)/([.A90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93">
            <text:p>93</text:p>
          </table:table-cell>
          <table:table-cell table:formula="of:=([.B91]^2)/([.A91])/(10^6)" office:value-type="float" office:value="0.8649">
            <text:p>0.86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([.B92]^2)/([.A92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95">
            <text:p>95</text:p>
          </table:table-cell>
          <table:table-cell table:formula="of:=([.B93]^2)/([.A93])/(10^6)" office:value-type="float" office:value="0.9025">
            <text:p>0.9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([.B94]^2)/([.A94])/(10^6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formula="of:=([.B95]^2)/([.A95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98">
            <text:p>98</text:p>
          </table:table-cell>
          <table:table-cell table:formula="of:=([.B96]^2)/([.A96])/(10^6)" office:value-type="float" office:value="0.9604">
            <text:p>0.960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99">
            <text:p>99</text:p>
          </table:table-cell>
          <table:table-cell table:formula="of:=([.B97]^2)/([.A97])/(10^6)" office:value-type="float" office:value="0.9801">
            <text:p>0.980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table:formula="of:=([.B98]^2)/([.A98])/(10^6)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formula="of:=([.B99]^2)/([.A99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2">
            <text:p>102</text:p>
          </table:table-cell>
          <table:table-cell table:formula="of:=([.B100]^2)/([.A100])/(10^6)" office:value-type="float" office:value="1.0404">
            <text:p>1.040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3">
            <text:p>103</text:p>
          </table:table-cell>
          <table:table-cell table:formula="of:=([.B101]^2)/([.A101])/(10^6)" office:value-type="float" office:value="1.0609">
            <text:p>1.060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4">
            <text:p>104</text:p>
          </table:table-cell>
          <table:table-cell table:formula="of:=([.B102]^2)/([.A102])/(10^6)" office:value-type="float" office:value="1.0816">
            <text:p>1.081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5">
            <text:p>105</text:p>
          </table:table-cell>
          <table:table-cell table:formula="of:=([.B103]^2)/([.A103])/(10^6)" office:value-type="float" office:value="1.1025">
            <text:p>1.102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6">
            <text:p>106</text:p>
          </table:table-cell>
          <table:table-cell table:formula="of:=([.B104]^2)/([.A104])/(10^6)" office:value-type="float" office:value="1.1236">
            <text:p>1.123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7">
            <text:p>107</text:p>
          </table:table-cell>
          <table:table-cell table:formula="of:=([.B105]^2)/([.A105])/(10^6)" office:value-type="float" office:value="1.1449">
            <text:p>1.14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([.B106]^2)/([.A106])/(10^6)" office:value-type="float" office:value="0">
            <text:p>#DIV/0!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09">
            <text:p>109</text:p>
          </table:table-cell>
          <table:table-cell table:formula="of:=([.B107]^2)/([.A107])/(10^6)" office:value-type="float" office:value="1.1881">
            <text:p>1.188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0">
            <text:p>110</text:p>
          </table:table-cell>
          <table:table-cell table:formula="of:=([.B108]^2)/([.A108])/(10^6)" office:value-type="float" office:value="1.21">
            <text:p>1.2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1">
            <text:p>111</text:p>
          </table:table-cell>
          <table:table-cell table:formula="of:=([.B109]^2)/([.A109])/(10^6)" office:value-type="float" office:value="1.2321">
            <text:p>1.232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2">
            <text:p>112</text:p>
          </table:table-cell>
          <table:table-cell table:formula="of:=([.B110]^2)/([.A110])/(10^6)" office:value-type="float" office:value="1.2544">
            <text:p>1.254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3">
            <text:p>113</text:p>
          </table:table-cell>
          <table:table-cell table:formula="of:=([.B111]^2)/([.A111])/(10^6)" office:value-type="float" office:value="1.2769">
            <text:p>1.276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4">
            <text:p>114</text:p>
          </table:table-cell>
          <table:table-cell table:formula="of:=([.B112]^2)/([.A112])/(10^6)" office:value-type="float" office:value="1.2996">
            <text:p>1.299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5">
            <text:p>115</text:p>
          </table:table-cell>
          <table:table-cell table:formula="of:=([.B113]^2)/([.A113])/(10^6)" office:value-type="float" office:value="1.3225">
            <text:p>1.322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6">
            <text:p>116</text:p>
          </table:table-cell>
          <table:table-cell table:formula="of:=([.B114]^2)/([.A114])/(10^6)" office:value-type="float" office:value="1.3456">
            <text:p>1.345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7">
            <text:p>117</text:p>
          </table:table-cell>
          <table:table-cell table:formula="of:=([.B115]^2)/([.A115])/(10^6)" office:value-type="float" office:value="1.3689">
            <text:p>1.368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8">
            <text:p>118</text:p>
          </table:table-cell>
          <table:table-cell table:formula="of:=([.B116]^2)/([.A116])/(10^6)" office:value-type="float" office:value="1.3924">
            <text:p>1.392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19">
            <text:p>119</text:p>
          </table:table-cell>
          <table:table-cell table:formula="of:=([.B117]^2)/([.A117])/(10^6)" office:value-type="float" office:value="1.4161">
            <text:p>1.416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0">
            <text:p>120</text:p>
          </table:table-cell>
          <table:table-cell table:formula="of:=([.B118]^2)/([.A118])/(10^6)" office:value-type="float" office:value="1.44">
            <text:p>1.4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1">
            <text:p>121</text:p>
          </table:table-cell>
          <table:table-cell table:formula="of:=([.B119]^2)/([.A119])/(10^6)" office:value-type="float" office:value="1.4641">
            <text:p>1.464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2">
            <text:p>122</text:p>
          </table:table-cell>
          <table:table-cell table:formula="of:=([.B120]^2)/([.A120])/(10^6)" office:value-type="float" office:value="1.4884">
            <text:p>1.488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3">
            <text:p>123</text:p>
          </table:table-cell>
          <table:table-cell table:formula="of:=([.B121]^2)/([.A121])/(10^6)" office:value-type="float" office:value="0.75645">
            <text:p>0.7564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4">
            <text:p>124</text:p>
          </table:table-cell>
          <table:table-cell table:formula="of:=([.B122]^2)/([.A122])/(10^6)" office:value-type="float" office:value="1.5376">
            <text:p>1.537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5">
            <text:p>125</text:p>
          </table:table-cell>
          <table:table-cell table:formula="of:=([.B123]^2)/([.A123])/(10^6)" office:value-type="float" office:value="1.5625">
            <text:p>1.562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6">
            <text:p>126</text:p>
          </table:table-cell>
          <table:table-cell table:formula="of:=([.B124]^2)/([.A124])/(10^6)" office:value-type="float" office:value="0.7938">
            <text:p>0.793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7">
            <text:p>127</text:p>
          </table:table-cell>
          <table:table-cell table:formula="of:=([.B125]^2)/([.A125])/(10^6)" office:value-type="float" office:value="0.80645">
            <text:p>0.8064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8">
            <text:p>128</text:p>
          </table:table-cell>
          <table:table-cell table:formula="of:=([.B126]^2)/([.A126])/(10^6)" office:value-type="float" office:value="0.8192">
            <text:p>0.819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9">
            <text:p>129</text:p>
          </table:table-cell>
          <table:table-cell table:formula="of:=([.B127]^2)/([.A127])/(10^6)" office:value-type="float" office:value="0.83205">
            <text:p>0.8320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30">
            <text:p>130</text:p>
          </table:table-cell>
          <table:table-cell table:formula="of:=([.B128]^2)/([.A128])/(10^6)" office:value-type="float" office:value="0.563333333333333">
            <text:p>0.5633333333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1">
            <text:p>131</text:p>
          </table:table-cell>
          <table:table-cell table:formula="of:=([.B129]^2)/([.A129])/(10^6)" office:value-type="float" office:value="0.85805">
            <text:p>0.8580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2">
            <text:p>132</text:p>
          </table:table-cell>
          <table:table-cell table:formula="of:=([.B130]^2)/([.A130])/(10^6)" office:value-type="float" office:value="0.8712">
            <text:p>0.871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3">
            <text:p>133</text:p>
          </table:table-cell>
          <table:table-cell table:formula="of:=([.B131]^2)/([.A131])/(10^6)" office:value-type="float" office:value="0.88445">
            <text:p>0.8844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34">
            <text:p>134</text:p>
          </table:table-cell>
          <table:table-cell table:formula="of:=([.B132]^2)/([.A132])/(10^6)" office:value-type="float" office:value="1.7956">
            <text:p>1.795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5">
            <text:p>135</text:p>
          </table:table-cell>
          <table:table-cell table:formula="of:=([.B133]^2)/([.A133])/(10^6)" office:value-type="float" office:value="0.91125">
            <text:p>0.9112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6">
            <text:p>136</text:p>
          </table:table-cell>
          <table:table-cell table:formula="of:=([.B134]^2)/([.A134])/(10^6)" office:value-type="float" office:value="0.9248">
            <text:p>0.924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7">
            <text:p>137</text:p>
          </table:table-cell>
          <table:table-cell table:formula="of:=([.B135]^2)/([.A135])/(10^6)" office:value-type="float" office:value="0.93845">
            <text:p>0.9384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8">
            <text:p>138</text:p>
          </table:table-cell>
          <table:table-cell table:formula="of:=([.B136]^2)/([.A136])/(10^6)" office:value-type="float" office:value="0.9522">
            <text:p>0.95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39">
            <text:p>139</text:p>
          </table:table-cell>
          <table:table-cell table:formula="of:=([.B137]^2)/([.A137])/(10^6)" office:value-type="float" office:value="0.96605">
            <text:p>0.9660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40">
            <text:p>140</text:p>
          </table:table-cell>
          <table:table-cell table:formula="of:=([.B138]^2)/([.A138])/(10^6)" office:value-type="float" office:value="0.98">
            <text:p>0.9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41">
            <text:p>141</text:p>
          </table:table-cell>
          <table:table-cell table:formula="of:=([.B139]^2)/([.A139])/(10^6)" office:value-type="float" office:value="0.99405">
            <text:p>0.9940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42">
            <text:p>142</text:p>
          </table:table-cell>
          <table:table-cell table:formula="of:=([.B140]^2)/([.A140])/(10^6)" office:value-type="float" office:value="1.0082">
            <text:p>1.008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3">
            <text:p>143</text:p>
          </table:table-cell>
          <table:table-cell table:formula="of:=([.B141]^2)/([.A141])/(10^6)" office:value-type="float" office:value="0.681633333333333">
            <text:p>0.6816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4">
            <text:p>144</text:p>
          </table:table-cell>
          <table:table-cell table:formula="of:=([.B142]^2)/([.A142])/(10^6)" office:value-type="float" office:value="0.6912">
            <text:p>0.691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5">
            <text:p>145</text:p>
          </table:table-cell>
          <table:table-cell table:formula="of:=([.B143]^2)/([.A143])/(10^6)" office:value-type="float" office:value="0.700833333333333">
            <text:p>0.7008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6">
            <text:p>146</text:p>
          </table:table-cell>
          <table:table-cell table:formula="of:=([.B144]^2)/([.A144])/(10^6)" office:value-type="float" office:value="0.710533333333333">
            <text:p>0.7105333333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47">
            <text:p>147</text:p>
          </table:table-cell>
          <table:table-cell table:formula="of:=([.B145]^2)/([.A145])/(10^6)" office:value-type="float" office:value="1.08045">
            <text:p>1.0804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8">
            <text:p>148</text:p>
          </table:table-cell>
          <table:table-cell table:formula="of:=([.B146]^2)/([.A146])/(10^6)" office:value-type="float" office:value="0.730133333333333">
            <text:p>0.7301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49">
            <text:p>149</text:p>
          </table:table-cell>
          <table:table-cell table:formula="of:=([.B147]^2)/([.A147])/(10^6)" office:value-type="float" office:value="0.740033333333333">
            <text:p>0.7400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0">
            <text:p>150</text:p>
          </table:table-cell>
          <table:table-cell table:formula="of:=([.B148]^2)/([.A148])/(10^6)" office:value-type="float" office:value="0.75">
            <text:p>0.7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1">
            <text:p>151</text:p>
          </table:table-cell>
          <table:table-cell table:formula="of:=([.B149]^2)/([.A149])/(10^6)" office:value-type="float" office:value="0.760033333333333">
            <text:p>0.7600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2">
            <text:p>152</text:p>
          </table:table-cell>
          <table:table-cell table:formula="of:=([.B150]^2)/([.A150])/(10^6)" office:value-type="float" office:value="0.770133333333333">
            <text:p>0.7701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3">
            <text:p>153</text:p>
          </table:table-cell>
          <table:table-cell table:formula="of:=([.B151]^2)/([.A151])/(10^6)" office:value-type="float" office:value="0.7803">
            <text:p>0.780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4">
            <text:p>154</text:p>
          </table:table-cell>
          <table:table-cell table:formula="of:=([.B152]^2)/([.A152])/(10^6)" office:value-type="float" office:value="0.790533333333333">
            <text:p>0.7905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5">
            <text:p>155</text:p>
          </table:table-cell>
          <table:table-cell table:formula="of:=([.B153]^2)/([.A153])/(10^6)" office:value-type="float" office:value="0.800833333333333">
            <text:p>0.800833333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6">
            <text:p>156</text:p>
          </table:table-cell>
          <table:table-cell table:formula="of:=([.B154]^2)/([.A154])/(10^6)" office:value-type="float" office:value="0.8112">
            <text:p>0.811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57">
            <text:p>157</text:p>
          </table:table-cell>
          <table:table-cell table:formula="of:=([.B155]^2)/([.A155])/(10^6)" office:value-type="float" office:value="0.821633333333333">
            <text:p>0.821633333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58">
            <text:p>158</text:p>
          </table:table-cell>
          <table:table-cell table:formula="of:=([.B156]^2)/([.A156])/(10^6)" office:value-type="float" office:value="0.6241">
            <text:p>0.6241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59">
            <text:p>159</text:p>
          </table:table-cell>
          <table:table-cell table:formula="of:=([.B157]^2)/([.A157])/(10^6)" office:value-type="float" office:value="0.632025">
            <text:p>0.63202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0">
            <text:p>160</text:p>
          </table:table-cell>
          <table:table-cell table:formula="of:=([.B158]^2)/([.A158])/(10^6)" office:value-type="float" office:value="0.64">
            <text:p>0.6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1">
            <text:p>161</text:p>
          </table:table-cell>
          <table:table-cell table:formula="of:=([.B159]^2)/([.A159])/(10^6)" office:value-type="float" office:value="0.648025">
            <text:p>0.64802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2">
            <text:p>162</text:p>
          </table:table-cell>
          <table:table-cell table:formula="of:=([.B160]^2)/([.A160])/(10^6)" office:value-type="float" office:value="0.6561">
            <text:p>0.6561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3">
            <text:p>163</text:p>
          </table:table-cell>
          <table:table-cell table:formula="of:=([.B161]^2)/([.A161])/(10^6)" office:value-type="float" office:value="0.664225">
            <text:p>0.66422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4">
            <text:p>164</text:p>
          </table:table-cell>
          <table:table-cell table:formula="of:=([.B162]^2)/([.A162])/(10^6)" office:value-type="float" office:value="0.6724">
            <text:p>0.672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5">
            <text:p>165</text:p>
          </table:table-cell>
          <table:table-cell table:formula="of:=([.B163]^2)/([.A163])/(10^6)" office:value-type="float" office:value="0.680625">
            <text:p>0.68062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6">
            <text:p>166</text:p>
          </table:table-cell>
          <table:table-cell table:formula="of:=([.B164]^2)/([.A164])/(10^6)" office:value-type="float" office:value="0.55112">
            <text:p>0.5511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7">
            <text:p>167</text:p>
          </table:table-cell>
          <table:table-cell table:formula="of:=([.B165]^2)/([.A165])/(10^6)" office:value-type="float" office:value="0.55778">
            <text:p>0.55778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8">
            <text:p>168</text:p>
          </table:table-cell>
          <table:table-cell table:formula="of:=([.B166]^2)/([.A166])/(10^6)" office:value-type="float" office:value="0.7056">
            <text:p>0.705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9">
            <text:p>169</text:p>
          </table:table-cell>
          <table:table-cell table:formula="of:=([.B167]^2)/([.A167])/(10^6)" office:value-type="float" office:value="0.57122">
            <text:p>0.5712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0">
            <text:p>170</text:p>
          </table:table-cell>
          <table:table-cell table:formula="of:=([.B168]^2)/([.A168])/(10^6)" office:value-type="float" office:value="0.578">
            <text:p>0.57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table:formula="of:=([.B169]^2)/([.A169])/(10^6)" office:value-type="float" office:value="0.58482">
            <text:p>0.5848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2">
            <text:p>172</text:p>
          </table:table-cell>
          <table:table-cell table:formula="of:=([.B170]^2)/([.A170])/(10^6)" office:value-type="float" office:value="0.59168">
            <text:p>0.5916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3">
            <text:p>173</text:p>
          </table:table-cell>
          <table:table-cell table:formula="of:=([.B171]^2)/([.A171])/(10^6)" office:value-type="float" office:value="0.59858">
            <text:p>0.5985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4">
            <text:p>174</text:p>
          </table:table-cell>
          <table:table-cell table:formula="of:=([.B172]^2)/([.A172])/(10^6)" office:value-type="float" office:value="0.60552">
            <text:p>0.6055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5">
            <text:p>175</text:p>
          </table:table-cell>
          <table:table-cell table:formula="of:=([.B173]^2)/([.A173])/(10^6)" office:value-type="float" office:value="0.6125">
            <text:p>0.612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6">
            <text:p>176</text:p>
          </table:table-cell>
          <table:table-cell table:formula="of:=([.B174]^2)/([.A174])/(10^6)" office:value-type="float" office:value="0.61952">
            <text:p>0.6195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7">
            <text:p>177</text:p>
          </table:table-cell>
          <table:table-cell table:formula="of:=([.B175]^2)/([.A175])/(10^6)" office:value-type="float" office:value="0.62658">
            <text:p>0.62658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78">
            <text:p>178</text:p>
          </table:table-cell>
          <table:table-cell table:formula="of:=([.B176]^2)/([.A176])/(10^6)" office:value-type="float" office:value="0.528066666666667">
            <text:p>0.528066666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table:formula="of:=([.B177]^2)/([.A177])/(10^6)" office:value-type="float" office:value="0.534016666666667">
            <text:p>0.534016666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0">
            <text:p>180</text:p>
          </table:table-cell>
          <table:table-cell table:formula="of:=([.B178]^2)/([.A178])/(10^6)" office:value-type="float" office:value="0.648">
            <text:p>0.64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1">
            <text:p>181</text:p>
          </table:table-cell>
          <table:table-cell table:formula="of:=([.B179]^2)/([.A179])/(10^6)" office:value-type="float" office:value="0.364011111111111">
            <text:p>0.3640111111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2">
            <text:p>182</text:p>
          </table:table-cell>
          <table:table-cell table:formula="of:=([.B180]^2)/([.A180])/(10^6)" office:value-type="float" office:value="0.552066666666667">
            <text:p>0.552066666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3">
            <text:p>183</text:p>
          </table:table-cell>
          <table:table-cell table:formula="of:=([.B181]^2)/([.A181])/(10^6)" office:value-type="float" office:value="0.55815">
            <text:p>0.5581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4">
            <text:p>184</text:p>
          </table:table-cell>
          <table:table-cell table:formula="of:=([.B182]^2)/([.A182])/(10^6)" office:value-type="float" office:value="0.564266666666667">
            <text:p>0.564266666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5">
            <text:p>185</text:p>
          </table:table-cell>
          <table:table-cell table:formula="of:=([.B183]^2)/([.A183])/(10^6)" office:value-type="float" office:value="0.570416666666667">
            <text:p>0.570416666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6">
            <text:p>186</text:p>
          </table:table-cell>
          <table:table-cell table:formula="of:=([.B184]^2)/([.A184])/(10^6)" office:value-type="float" office:value="0.5766">
            <text:p>0.576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87">
            <text:p>187</text:p>
          </table:table-cell>
          <table:table-cell table:formula="of:=([.B185]^2)/([.A185])/(10^6)" office:value-type="float" office:value="0.499557142857143">
            <text:p>0.4995571429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88">
            <text:p>188</text:p>
          </table:table-cell>
          <table:table-cell table:formula="of:=([.B186]^2)/([.A186])/(10^6)" office:value-type="float" office:value="0.504914285714286">
            <text:p>0.5049142857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89">
            <text:p>189</text:p>
          </table:table-cell>
          <table:table-cell table:formula="of:=([.B187]^2)/([.A187])/(10^6)" office:value-type="float" office:value="0.5103">
            <text:p>0.5103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90">
            <text:p>190</text:p>
          </table:table-cell>
          <table:table-cell table:formula="of:=([.B188]^2)/([.A188])/(10^6)" office:value-type="float" office:value="0.515714285714286">
            <text:p>0.5157142857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91">
            <text:p>191</text:p>
          </table:table-cell>
          <table:table-cell table:formula="of:=([.B189]^2)/([.A189])/(10^6)" office:value-type="float" office:value="0.521157142857143">
            <text:p>0.521157142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2">
            <text:p>192</text:p>
          </table:table-cell>
          <table:table-cell table:formula="of:=([.B190]^2)/([.A190])/(10^6)" office:value-type="float" office:value="0.4608">
            <text:p>0.4608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table:formula="of:=([.B191]^2)/([.A191])/(10^6)" office:value-type="float" office:value="0.4656125">
            <text:p>0.4656125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94">
            <text:p>194</text:p>
          </table:table-cell>
          <table:table-cell table:formula="of:=([.B192]^2)/([.A192])/(10^6)" office:value-type="float" office:value="0.537657142857143">
            <text:p>0.537657142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5">
            <text:p>195</text:p>
          </table:table-cell>
          <table:table-cell table:formula="of:=([.B193]^2)/([.A193])/(10^6)" office:value-type="float" office:value="0.4753125">
            <text:p>0.475312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6">
            <text:p>196</text:p>
          </table:table-cell>
          <table:table-cell table:formula="of:=([.B194]^2)/([.A194])/(10^6)" office:value-type="float" office:value="0.4802">
            <text:p>0.4802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7">
            <text:p>197</text:p>
          </table:table-cell>
          <table:table-cell table:formula="of:=([.B195]^2)/([.A195])/(10^6)" office:value-type="float" office:value="0.4851125">
            <text:p>0.485112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8">
            <text:p>198</text:p>
          </table:table-cell>
          <table:table-cell table:formula="of:=([.B196]^2)/([.A196])/(10^6)" office:value-type="float" office:value="0.49005">
            <text:p>0.4900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9">
            <text:p>199</text:p>
          </table:table-cell>
          <table:table-cell table:formula="of:=([.B197]^2)/([.A197])/(10^6)" office:value-type="float" office:value="0.4950125">
            <text:p>0.495012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00">
            <text:p>200</text:p>
          </table:table-cell>
          <table:table-cell table:formula="of:=([.B198]^2)/([.A198])/(10^6)" office:value-type="float" office:value="0.5">
            <text:p>0.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1">
            <text:p>201</text:p>
          </table:table-cell>
          <table:table-cell table:formula="of:=([.B199]^2)/([.A199])/(10^6)" office:value-type="float" office:value="0.4489">
            <text:p>0.448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02">
            <text:p>202</text:p>
          </table:table-cell>
          <table:table-cell table:formula="of:=([.B200]^2)/([.A200])/(10^6)" office:value-type="float" office:value="0.51005">
            <text:p>0.5100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3">
            <text:p>203</text:p>
          </table:table-cell>
          <table:table-cell table:formula="of:=([.B201]^2)/([.A201])/(10^6)" office:value-type="float" office:value="0.457877777777778">
            <text:p>0.457877777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4">
            <text:p>204</text:p>
          </table:table-cell>
          <table:table-cell table:formula="of:=([.B202]^2)/([.A202])/(10^6)" office:value-type="float" office:value="0.4624">
            <text:p>0.462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05">
            <text:p>205</text:p>
          </table:table-cell>
          <table:table-cell table:formula="of:=([.B203]^2)/([.A203])/(10^6)" office:value-type="float" office:value="0.42025">
            <text:p>0.4202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6">
            <text:p>206</text:p>
          </table:table-cell>
          <table:table-cell table:formula="of:=([.B204]^2)/([.A204])/(10^6)" office:value-type="float" office:value="0.471511111111111">
            <text:p>0.471511111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7">
            <text:p>207</text:p>
          </table:table-cell>
          <table:table-cell table:formula="of:=([.B205]^2)/([.A205])/(10^6)" office:value-type="float" office:value="0.4761">
            <text:p>0.4761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08">
            <text:p>208</text:p>
          </table:table-cell>
          <table:table-cell table:formula="of:=([.B206]^2)/([.A206])/(10^6)" office:value-type="float" office:value="0.393309090909091">
            <text:p>0.393309090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09">
            <text:p>209</text:p>
          </table:table-cell>
          <table:table-cell table:formula="of:=([.B207]^2)/([.A207])/(10^6)" office:value-type="float" office:value="0.43681">
            <text:p>0.4368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10">
            <text:p>210</text:p>
          </table:table-cell>
          <table:table-cell table:formula="of:=([.B208]^2)/([.A208])/(10^6)" office:value-type="float" office:value="0.49">
            <text:p>0.4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1">
            <text:p>211</text:p>
          </table:table-cell>
          <table:table-cell table:formula="of:=([.B209]^2)/([.A209])/(10^6)" office:value-type="float" office:value="0.44521">
            <text:p>0.4452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2">
            <text:p>212</text:p>
          </table:table-cell>
          <table:table-cell table:formula="of:=([.B210]^2)/([.A210])/(10^6)" office:value-type="float" office:value="0.44944">
            <text:p>0.4494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3">
            <text:p>213</text:p>
          </table:table-cell>
          <table:table-cell table:formula="of:=([.B211]^2)/([.A211])/(10^6)" office:value-type="float" office:value="0.45369">
            <text:p>0.4536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4">
            <text:p>214</text:p>
          </table:table-cell>
          <table:table-cell table:formula="of:=([.B212]^2)/([.A212])/(10^6)" office:value-type="float" office:value="0.416327272727273">
            <text:p>0.416327272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5">
            <text:p>215</text:p>
          </table:table-cell>
          <table:table-cell table:formula="of:=([.B213]^2)/([.A213])/(10^6)" office:value-type="float" office:value="0.420227272727273">
            <text:p>0.4202272727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16">
            <text:p>216</text:p>
          </table:table-cell>
          <table:table-cell table:formula="of:=([.B214]^2)/([.A214])/(10^6)" office:value-type="float" office:value="0.5184">
            <text:p>0.5184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7">
            <text:p>217</text:p>
          </table:table-cell>
          <table:table-cell table:formula="of:=([.B215]^2)/([.A215])/(10^6)" office:value-type="float" office:value="0.428081818181818">
            <text:p>0.4280818182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8">
            <text:p>218</text:p>
          </table:table-cell>
          <table:table-cell table:formula="of:=([.B216]^2)/([.A216])/(10^6)" office:value-type="float" office:value="0.432036363636364">
            <text:p>0.4320363636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9">
            <text:p>219</text:p>
          </table:table-cell>
          <table:table-cell table:formula="of:=([.B217]^2)/([.A217])/(10^6)" office:value-type="float" office:value="0.436009090909091">
            <text:p>0.436009090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20">
            <text:p>220</text:p>
          </table:table-cell>
          <table:table-cell table:formula="of:=([.B218]^2)/([.A218])/(10^6)" office:value-type="float" office:value="0.44">
            <text:p>0.44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1">
            <text:p>221</text:p>
          </table:table-cell>
          <table:table-cell table:formula="of:=([.B219]^2)/([.A219])/(10^6)" office:value-type="float" office:value="0.407008333333333">
            <text:p>0.407008333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2">
            <text:p>222</text:p>
          </table:table-cell>
          <table:table-cell table:formula="of:=([.B220]^2)/([.A220])/(10^6)" office:value-type="float" office:value="0.4107">
            <text:p>0.410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3">
            <text:p>223</text:p>
          </table:table-cell>
          <table:table-cell table:formula="of:=([.B221]^2)/([.A221])/(10^6)" office:value-type="float" office:value="0.414408333333333">
            <text:p>0.414408333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24">
            <text:p>224</text:p>
          </table:table-cell>
          <table:table-cell table:formula="of:=([.B222]^2)/([.A222])/(10^6)" office:value-type="float" office:value="0.385969230769231">
            <text:p>0.3859692308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5">
            <text:p>225</text:p>
          </table:table-cell>
          <table:table-cell table:formula="of:=([.B223]^2)/([.A223])/(10^6)" office:value-type="float" office:value="0.421875">
            <text:p>0.421875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6">
            <text:p>226</text:p>
          </table:table-cell>
          <table:table-cell table:formula="of:=([.B224]^2)/([.A224])/(10^6)" office:value-type="float" office:value="0.425633333333333">
            <text:p>0.425633333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7">
            <text:p>227</text:p>
          </table:table-cell>
          <table:table-cell table:formula="of:=([.B225]^2)/([.A225])/(10^6)" office:value-type="float" office:value="0.429408333333333">
            <text:p>0.429408333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8">
            <text:p>228</text:p>
          </table:table-cell>
          <table:table-cell table:formula="of:=([.B226]^2)/([.A226])/(10^6)" office:value-type="float" office:value="0.4332">
            <text:p>0.433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29">
            <text:p>229</text:p>
          </table:table-cell>
          <table:table-cell table:formula="of:=([.B227]^2)/([.A227])/(10^6)" office:value-type="float" office:value="0.403392307692308">
            <text:p>0.403392307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0">
            <text:p>230</text:p>
          </table:table-cell>
          <table:table-cell table:formula="of:=([.B228]^2)/([.A228])/(10^6)" office:value-type="float" office:value="0.406923076923077">
            <text:p>0.4069230769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1">
            <text:p>231</text:p>
          </table:table-cell>
          <table:table-cell table:formula="of:=([.B229]^2)/([.A229])/(10^6)" office:value-type="float" office:value="0.410469230769231">
            <text:p>0.4104692308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2">
            <text:p>232</text:p>
          </table:table-cell>
          <table:table-cell table:formula="of:=([.B230]^2)/([.A230])/(10^6)" office:value-type="float" office:value="0.414030769230769">
            <text:p>0.414030769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3">
            <text:p>233</text:p>
          </table:table-cell>
          <table:table-cell table:formula="of:=([.B231]^2)/([.A231])/(10^6)" office:value-type="float" office:value="0.417607692307692">
            <text:p>0.417607692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4">
            <text:p>234</text:p>
          </table:table-cell>
          <table:table-cell table:formula="of:=([.B232]^2)/([.A232])/(10^6)" office:value-type="float" office:value="0.4212">
            <text:p>0.421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5">
            <text:p>235</text:p>
          </table:table-cell>
          <table:table-cell table:formula="of:=([.B233]^2)/([.A233])/(10^6)" office:value-type="float" office:value="0.424807692307692">
            <text:p>0.424807692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36">
            <text:p>236</text:p>
          </table:table-cell>
          <table:table-cell table:formula="of:=([.B234]^2)/([.A234])/(10^6)" office:value-type="float" office:value="0.428430769230769">
            <text:p>0.4284307692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37">
            <text:p>237</text:p>
          </table:table-cell>
          <table:table-cell table:formula="of:=([.B235]^2)/([.A235])/(10^6)" office:value-type="float" office:value="0.401207142857143">
            <text:p>0.401207142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38">
            <text:p>238</text:p>
          </table:table-cell>
          <table:table-cell table:formula="of:=([.B236]^2)/([.A236])/(10^6)" office:value-type="float" office:value="0.377626666666667">
            <text:p>0.3776266667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39">
            <text:p>239</text:p>
          </table:table-cell>
          <table:table-cell table:formula="of:=([.B237]^2)/([.A237])/(10^6)" office:value-type="float" office:value="0.35700625">
            <text:p>0.3570062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40">
            <text:p>240</text:p>
          </table:table-cell>
          <table:table-cell table:formula="of:=([.B238]^2)/([.A238])/(10^6)" office:value-type="float" office:value="0.411428571428571">
            <text:p>0.411428571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1">
            <text:p>241</text:p>
          </table:table-cell>
          <table:table-cell table:formula="of:=([.B239]^2)/([.A239])/(10^6)" office:value-type="float" office:value="0.36300625">
            <text:p>0.36300625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2">
            <text:p>242</text:p>
          </table:table-cell>
          <table:table-cell table:formula="of:=([.B240]^2)/([.A240])/(10^6)" office:value-type="float" office:value="0.366025">
            <text:p>0.366025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3">
            <text:p>243</text:p>
          </table:table-cell>
          <table:table-cell table:formula="of:=([.B241]^2)/([.A241])/(10^6)" office:value-type="float" office:value="0.36905625">
            <text:p>0.36905625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4">
            <text:p>244</text:p>
          </table:table-cell>
          <table:table-cell table:formula="of:=([.B242]^2)/([.A242])/(10^6)" office:value-type="float" office:value="0.3721">
            <text:p>0.3721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5">
            <text:p>245</text:p>
          </table:table-cell>
          <table:table-cell table:formula="of:=([.B243]^2)/([.A243])/(10^6)" office:value-type="float" office:value="0.37515625">
            <text:p>0.37515625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6">
            <text:p>246</text:p>
          </table:table-cell>
          <table:table-cell table:formula="of:=([.B244]^2)/([.A244])/(10^6)" office:value-type="float" office:value="0.378225">
            <text:p>0.378225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47">
            <text:p>247</text:p>
          </table:table-cell>
          <table:table-cell table:formula="of:=([.B245]^2)/([.A245])/(10^6)" office:value-type="float" office:value="0.358876470588235">
            <text:p>0.358876470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48">
            <text:p>248</text:p>
          </table:table-cell>
          <table:table-cell table:formula="of:=([.B246]^2)/([.A246])/(10^6)" office:value-type="float" office:value="0.3844">
            <text:p>0.3844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49">
            <text:p>249</text:p>
          </table:table-cell>
          <table:table-cell table:formula="of:=([.B247]^2)/([.A247])/(10^6)" office:value-type="float" office:value="0.34445">
            <text:p>0.34445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50">
            <text:p>250</text:p>
          </table:table-cell>
          <table:table-cell table:formula="of:=([.B248]^2)/([.A248])/(10^6)" office:value-type="float" office:value="0.367647058823529">
            <text:p>0.3676470588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51">
            <text:p>251</text:p>
          </table:table-cell>
          <table:table-cell table:formula="of:=([.B249]^2)/([.A249])/(10^6)" office:value-type="float" office:value="0.370594117647059">
            <text:p>0.370594117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52">
            <text:p>252</text:p>
          </table:table-cell>
          <table:table-cell table:formula="of:=([.B250]^2)/([.A250])/(10^6)" office:value-type="float" office:value="0.37355294117647">
            <text:p>0.3735529412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53">
            <text:p>253</text:p>
          </table:table-cell>
          <table:table-cell table:formula="of:=([.B251]^2)/([.A251])/(10^6)" office:value-type="float" office:value="0.376523529411765">
            <text:p>0.3765235294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254">
            <text:p>254</text:p>
          </table:table-cell>
          <table:table-cell table:formula="of:=([.B252]^2)/([.A252])/(10^6)" office:value-type="float" office:value="0.339557894736842">
            <text:p>0.339557894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55">
            <text:p>255</text:p>
          </table:table-cell>
          <table:table-cell table:formula="of:=([.B253]^2)/([.A253])/(10^6)" office:value-type="float" office:value="0.325125">
            <text:p>0.32512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256">
            <text:p>256</text:p>
          </table:table-cell>
          <table:table-cell table:formula="of:=([.B254]^2)/([.A254])/(10^6)" office:value-type="float" office:value="0.242725925925926">
            <text:p>0.2427259259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257">
            <text:p>257</text:p>
          </table:table-cell>
          <table:table-cell table:formula="of:=([.B255]^2)/([.A255])/(10^6)" office:value-type="float" office:value="0.347626315789474">
            <text:p>0.347626315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table:formula="of:=([.B256]^2)/([.A256])/(10^6)" office:value-type="float" office:value="0.33282">
            <text:p>0.33282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59">
            <text:p>259</text:p>
          </table:table-cell>
          <table:table-cell table:formula="of:=([.B257]^2)/([.A257])/(10^6)" office:value-type="float" office:value="0.239575">
            <text:p>0.23957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60">
            <text:p>260</text:p>
          </table:table-cell>
          <table:table-cell table:formula="of:=([.B258]^2)/([.A258])/(10^6)" office:value-type="float" office:value="0.338">
            <text:p>0.33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61">
            <text:p>261</text:p>
          </table:table-cell>
          <table:table-cell table:formula="of:=([.B259]^2)/([.A259])/(10^6)" office:value-type="float" office:value="0.340605">
            <text:p>0.340605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62">
            <text:p>262</text:p>
          </table:table-cell>
          <table:table-cell table:formula="of:=([.B260]^2)/([.A260])/(10^6)" office:value-type="float" office:value="0.312018181818182">
            <text:p>0.3120181818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63">
            <text:p>263</text:p>
          </table:table-cell>
          <table:table-cell table:formula="of:=([.B261]^2)/([.A261])/(10^6)" office:value-type="float" office:value="0.314404545454545">
            <text:p>0.3144045455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64">
            <text:p>264</text:p>
          </table:table-cell>
          <table:table-cell table:formula="of:=([.B262]^2)/([.A262])/(10^6)" office:value-type="float" office:value="0.331885714285714">
            <text:p>0.3318857143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65">
            <text:p>265</text:p>
          </table:table-cell>
          <table:table-cell table:formula="of:=([.B263]^2)/([.A263])/(10^6)" office:value-type="float" office:value="0.319204545454545">
            <text:p>0.3192045455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66">
            <text:p>266</text:p>
          </table:table-cell>
          <table:table-cell table:formula="of:=([.B264]^2)/([.A264])/(10^6)" office:value-type="float" office:value="0.321618181818182">
            <text:p>0.3216181818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67">
            <text:p>267</text:p>
          </table:table-cell>
          <table:table-cell table:formula="of:=([.B265]^2)/([.A265])/(10^6)" office:value-type="float" office:value="0.324040909090909">
            <text:p>0.3240409091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68">
            <text:p>268</text:p>
          </table:table-cell>
          <table:table-cell table:formula="of:=([.B266]^2)/([.A266])/(10^6)" office:value-type="float" office:value="0.342019047619048">
            <text:p>0.3420190476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269">
            <text:p>269</text:p>
          </table:table-cell>
          <table:table-cell table:formula="of:=([.B267]^2)/([.A267])/(10^6)" office:value-type="float" office:value="0.314613043478261">
            <text:p>0.314613043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270">
            <text:p>270</text:p>
          </table:table-cell>
          <table:table-cell table:formula="of:=([.B268]^2)/([.A268])/(10^6)" office:value-type="float" office:value="0.31695652173913">
            <text:p>0.3169565217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71">
            <text:p>271</text:p>
          </table:table-cell>
          <table:table-cell table:formula="of:=([.B269]^2)/([.A269])/(10^6)" office:value-type="float" office:value="0.333822727272727">
            <text:p>0.3338227273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72">
            <text:p>272</text:p>
          </table:table-cell>
          <table:table-cell table:formula="of:=([.B270]^2)/([.A270])/(10^6)" office:value-type="float" office:value="0.308266666666667">
            <text:p>0.3082666667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73">
            <text:p>273</text:p>
          </table:table-cell>
          <table:table-cell table:formula="of:=([.B271]^2)/([.A271])/(10^6)" office:value-type="float" office:value="0.3105375">
            <text:p>0.310537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74">
            <text:p>274</text:p>
          </table:table-cell>
          <table:table-cell table:formula="of:=([.B272]^2)/([.A272])/(10^6)" office:value-type="float" office:value="0.300304">
            <text:p>0.300304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75">
            <text:p>275</text:p>
          </table:table-cell>
          <table:table-cell table:formula="of:=([.B273]^2)/([.A273])/(10^6)" office:value-type="float" office:value="0.315104166666667">
            <text:p>0.3151041667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76">
            <text:p>276</text:p>
          </table:table-cell>
          <table:table-cell table:formula="of:=([.B274]^2)/([.A274])/(10^6)" office:value-type="float" office:value="0.3174">
            <text:p>0.317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77">
            <text:p>277</text:p>
          </table:table-cell>
          <table:table-cell table:formula="of:=([.B275]^2)/([.A275])/(10^6)" office:value-type="float" office:value="0.306916">
            <text:p>0.30691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78">
            <text:p>278</text:p>
          </table:table-cell>
          <table:table-cell table:formula="of:=([.B276]^2)/([.A276])/(10^6)" office:value-type="float" office:value="0.309136">
            <text:p>0.309136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79">
            <text:p>279</text:p>
          </table:table-cell>
          <table:table-cell table:formula="of:=([.B277]^2)/([.A277])/(10^6)" office:value-type="float" office:value="0.299388461538461">
            <text:p>0.299388461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80">
            <text:p>280</text:p>
          </table:table-cell>
          <table:table-cell table:formula="of:=([.B278]^2)/([.A278])/(10^6)" office:value-type="float" office:value="0.326666666666667">
            <text:p>0.3266666667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281">
            <text:p>281</text:p>
          </table:table-cell>
          <table:table-cell table:formula="of:=([.B279]^2)/([.A279])/(10^6)" office:value-type="float" office:value="0.207792105263158">
            <text:p>0.2077921053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82">
            <text:p>282</text:p>
          </table:table-cell>
          <table:table-cell table:formula="of:=([.B280]^2)/([.A280])/(10^6)" office:value-type="float" office:value="0.305861538461538">
            <text:p>0.3058615385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83">
            <text:p>283</text:p>
          </table:table-cell>
          <table:table-cell table:formula="of:=([.B281]^2)/([.A281])/(10^6)" office:value-type="float" office:value="0.308034615384615">
            <text:p>0.308034615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84">
            <text:p>284</text:p>
          </table:table-cell>
          <table:table-cell table:formula="of:=([.B282]^2)/([.A282])/(10^6)" office:value-type="float" office:value="0.322624">
            <text:p>0.32262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85">
            <text:p>285</text:p>
          </table:table-cell>
          <table:table-cell table:formula="of:=([.B283]^2)/([.A283])/(10^6)" office:value-type="float" office:value="0.2030625">
            <text:p>0.203062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86">
            <text:p>286</text:p>
          </table:table-cell>
          <table:table-cell table:formula="of:=([.B284]^2)/([.A284])/(10^6)" office:value-type="float" office:value="0.292128571428571">
            <text:p>0.2921285714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87">
            <text:p>287</text:p>
          </table:table-cell>
          <table:table-cell table:formula="of:=([.B285]^2)/([.A285])/(10^6)" office:value-type="float" office:value="0.294175">
            <text:p>0.294175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88">
            <text:p>288</text:p>
          </table:table-cell>
          <table:table-cell table:formula="of:=([.B286]^2)/([.A286])/(10^6)" office:value-type="float" office:value="0.286013793103448">
            <text:p>0.2860137931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89">
            <text:p>289</text:p>
          </table:table-cell>
          <table:table-cell table:formula="of:=([.B287]^2)/([.A287])/(10^6)" office:value-type="float" office:value="0.278403333333333">
            <text:p>0.278403333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90">
            <text:p>290</text:p>
          </table:table-cell>
          <table:table-cell table:formula="of:=([.B288]^2)/([.A288])/(10^6)" office:value-type="float" office:value="0.280333333333333">
            <text:p>0.280333333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91">
            <text:p>291</text:p>
          </table:table-cell>
          <table:table-cell table:formula="of:=([.B289]^2)/([.A289])/(10^6)" office:value-type="float" office:value="0.28227">
            <text:p>0.28227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92">
            <text:p>292</text:p>
          </table:table-cell>
          <table:table-cell table:formula="of:=([.B290]^2)/([.A290])/(10^6)" office:value-type="float" office:value="0.284213333333333">
            <text:p>0.2842133333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93">
            <text:p>293</text:p>
          </table:table-cell>
          <table:table-cell table:formula="of:=([.B291]^2)/([.A291])/(10^6)" office:value-type="float" office:value="0.268278125">
            <text:p>0.268278125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94">
            <text:p>294</text:p>
          </table:table-cell>
          <table:table-cell table:formula="of:=([.B292]^2)/([.A292])/(10^6)" office:value-type="float" office:value="0.2701125">
            <text:p>0.2701125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95">
            <text:p>295</text:p>
          </table:table-cell>
          <table:table-cell table:formula="of:=([.B293]^2)/([.A293])/(10^6)" office:value-type="float" office:value="0.271953125">
            <text:p>0.271953125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96">
            <text:p>296</text:p>
          </table:table-cell>
          <table:table-cell table:formula="of:=([.B294]^2)/([.A294])/(10^6)" office:value-type="float" office:value="0.302124137931034">
            <text:p>0.3021241379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97">
            <text:p>297</text:p>
          </table:table-cell>
          <table:table-cell table:formula="of:=([.B295]^2)/([.A295])/(10^6)" office:value-type="float" office:value="0.275653125">
            <text:p>0.275653125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298">
            <text:p>298</text:p>
          </table:table-cell>
          <table:table-cell table:formula="of:=([.B296]^2)/([.A296])/(10^6)" office:value-type="float" office:value="0.261188235294118">
            <text:p>0.2611882353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299">
            <text:p>299</text:p>
          </table:table-cell>
          <table:table-cell table:formula="of:=([.B297]^2)/([.A297])/(10^6)" office:value-type="float" office:value="0.270912121212121">
            <text:p>0.2709121212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00">
            <text:p>300</text:p>
          </table:table-cell>
          <table:table-cell table:formula="of:=([.B298]^2)/([.A298])/(10^6)" office:value-type="float" office:value="0.272727272727273">
            <text:p>0.2727272727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01">
            <text:p>301</text:p>
          </table:table-cell>
          <table:table-cell table:formula="of:=([.B299]^2)/([.A299])/(10^6)" office:value-type="float" office:value="0.274548484848485">
            <text:p>0.2745484848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02">
            <text:p>302</text:p>
          </table:table-cell>
          <table:table-cell table:formula="of:=([.B300]^2)/([.A300])/(10^6)" office:value-type="float" office:value="0.276375757575758">
            <text:p>0.2763757576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03">
            <text:p>303</text:p>
          </table:table-cell>
          <table:table-cell table:formula="of:=([.B301]^2)/([.A301])/(10^6)" office:value-type="float" office:value="0.278209090909091">
            <text:p>0.2782090909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304">
            <text:p>304</text:p>
          </table:table-cell>
          <table:table-cell table:formula="of:=([.B302]^2)/([.A302])/(10^6)" office:value-type="float" office:value="0.271811764705882">
            <text:p>0.2718117647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305">
            <text:p>305</text:p>
          </table:table-cell>
          <table:table-cell table:formula="of:=([.B303]^2)/([.A303])/(10^6)" office:value-type="float" office:value="0.265785714285714">
            <text:p>0.2657857143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306">
            <text:p>306</text:p>
          </table:table-cell>
          <table:table-cell table:formula="of:=([.B304]^2)/([.A304])/(10^6)" office:value-type="float" office:value="0.2601">
            <text:p>0.2601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307">
            <text:p>307</text:p>
          </table:table-cell>
          <table:table-cell table:formula="of:=([.B305]^2)/([.A305])/(10^6)" office:value-type="float" office:value="0.261802777777778">
            <text:p>0.2618027778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308">
            <text:p>308</text:p>
          </table:table-cell>
          <table:table-cell table:formula="of:=([.B306]^2)/([.A306])/(10^6)" office:value-type="float" office:value="0.256389189189189">
            <text:p>0.2563891892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309">
            <text:p>309</text:p>
          </table:table-cell>
          <table:table-cell table:formula="of:=([.B307]^2)/([.A307])/(10^6)" office:value-type="float" office:value="0.258056756756757">
            <text:p>0.2580567568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310">
            <text:p>310</text:p>
          </table:table-cell>
          <table:table-cell table:formula="of:=([.B308]^2)/([.A308])/(10^6)" office:value-type="float" office:value="0.25972972972973">
            <text:p>0.2597297297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311">
            <text:p>311</text:p>
          </table:table-cell>
          <table:table-cell table:formula="of:=([.B309]^2)/([.A309])/(10^6)" office:value-type="float" office:value="0.248002564102564">
            <text:p>0.2480025641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312">
            <text:p>312</text:p>
          </table:table-cell>
          <table:table-cell table:formula="of:=([.B310]^2)/([.A310])/(10^6)" office:value-type="float" office:value="0.256168421052632">
            <text:p>0.2561684211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313">
            <text:p>313</text:p>
          </table:table-cell>
          <table:table-cell table:formula="of:=([.B311]^2)/([.A311])/(10^6)" office:value-type="float" office:value="0.233259523809524">
            <text:p>0.2332595238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314">
            <text:p>314</text:p>
          </table:table-cell>
          <table:table-cell table:formula="of:=([.B312]^2)/([.A312])/(10^6)" office:value-type="float" office:value="0.252810256410256">
            <text:p>0.252810256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315">
            <text:p>315</text:p>
          </table:table-cell>
          <table:table-cell table:formula="of:=([.B313]^2)/([.A313])/(10^6)" office:value-type="float" office:value="0.2480625">
            <text:p>0.2480625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316">
            <text:p>316</text:p>
          </table:table-cell>
          <table:table-cell table:formula="of:=([.B314]^2)/([.A314])/(10^6)" office:value-type="float" office:value="0.262778947368421">
            <text:p>0.2627789474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317">
            <text:p>317</text:p>
          </table:table-cell>
          <table:table-cell table:formula="of:=([.B315]^2)/([.A315])/(10^6)" office:value-type="float" office:value="0.233695348837209">
            <text:p>0.2336953488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318">
            <text:p>318</text:p>
          </table:table-cell>
          <table:table-cell table:formula="of:=([.B316]^2)/([.A316])/(10^6)" office:value-type="float" office:value="0.235172093023256">
            <text:p>0.235172093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319">
            <text:p>319</text:p>
          </table:table-cell>
          <table:table-cell table:formula="of:=([.B317]^2)/([.A317])/(10^6)" office:value-type="float" office:value="0.24819756097561">
            <text:p>0.248197561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320">
            <text:p>320</text:p>
          </table:table-cell>
          <table:table-cell table:formula="of:=([.B318]^2)/([.A318])/(10^6)" office:value-type="float" office:value="0.238139534883721">
            <text:p>0.238139534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321">
            <text:p>321</text:p>
          </table:table-cell>
          <table:table-cell table:formula="of:=([.B319]^2)/([.A319])/(10^6)" office:value-type="float" office:value="0.158524615384615">
            <text:p>0.158524615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322">
            <text:p>322</text:p>
          </table:table-cell>
          <table:table-cell table:formula="of:=([.B320]^2)/([.A320])/(10^6)" office:value-type="float" office:value="0.230408888888889">
            <text:p>0.2304088889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323">
            <text:p>323</text:p>
          </table:table-cell>
          <table:table-cell table:formula="of:=([.B321]^2)/([.A321])/(10^6)" office:value-type="float" office:value="0.242625581395349">
            <text:p>0.2426255814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324">
            <text:p>324</text:p>
          </table:table-cell>
          <table:table-cell table:formula="of:=([.B322]^2)/([.A322])/(10^6)" office:value-type="float" office:value="0.238581818181818">
            <text:p>0.2385818182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325">
            <text:p>325</text:p>
          </table:table-cell>
          <table:table-cell table:formula="of:=([.B323]^2)/([.A323])/(10^6)" office:value-type="float" office:value="0.240056818181818">
            <text:p>0.2400568182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326">
            <text:p>326</text:p>
          </table:table-cell>
          <table:table-cell table:formula="of:=([.B324]^2)/([.A324])/(10^6)" office:value-type="float" office:value="0.231034782608696">
            <text:p>0.2310347826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327">
            <text:p>327</text:p>
          </table:table-cell>
          <table:table-cell table:formula="of:=([.B325]^2)/([.A325])/(10^6)" office:value-type="float" office:value="0.232454347826087">
            <text:p>0.2324543478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328">
            <text:p>328</text:p>
          </table:table-cell>
          <table:table-cell table:formula="of:=([.B326]^2)/([.A326])/(10^6)" office:value-type="float" office:value="0.239075555555556">
            <text:p>0.2390755556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329">
            <text:p>329</text:p>
          </table:table-cell>
          <table:table-cell table:formula="of:=([.B327]^2)/([.A327])/(10^6)" office:value-type="float" office:value="0.225502083333333">
            <text:p>0.2255020833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330">
            <text:p>330</text:p>
          </table:table-cell>
          <table:table-cell table:formula="of:=([.B328]^2)/([.A328])/(10^6)" office:value-type="float" office:value="0.222244897959184">
            <text:p>0.22224489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331">
            <text:p>331</text:p>
          </table:table-cell>
          <table:table-cell table:formula="of:=([.B329]^2)/([.A329])/(10^6)" office:value-type="float" office:value="0.228252083333333">
            <text:p>0.2282520833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332">
            <text:p>332</text:p>
          </table:table-cell>
          <table:table-cell table:formula="of:=([.B330]^2)/([.A330])/(10^6)" office:value-type="float" office:value="0.23451914893617">
            <text:p>0.23451914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33">
            <text:p>333</text:p>
          </table:table-cell>
          <table:table-cell table:formula="of:=([.B331]^2)/([.A331])/(10^6)" office:value-type="float" office:value="0.221778">
            <text:p>0.22177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34">
            <text:p>334</text:p>
          </table:table-cell>
          <table:table-cell table:formula="of:=([.B332]^2)/([.A332])/(10^6)" office:value-type="float" office:value="0.223112">
            <text:p>0.22311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35">
            <text:p>335</text:p>
          </table:table-cell>
          <table:table-cell table:formula="of:=([.B333]^2)/([.A333])/(10^6)" office:value-type="float" office:value="0.22445">
            <text:p>0.22445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336">
            <text:p>336</text:p>
          </table:table-cell>
          <table:table-cell table:formula="of:=([.B334]^2)/([.A334])/(10^6)" office:value-type="float" office:value="0.2304">
            <text:p>0.2304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337">
            <text:p>337</text:p>
          </table:table-cell>
          <table:table-cell table:formula="of:=([.B335]^2)/([.A335])/(10^6)" office:value-type="float" office:value="0.22268431372549">
            <text:p>0.2226843137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338">
            <text:p>338</text:p>
          </table:table-cell>
          <table:table-cell table:formula="of:=([.B336]^2)/([.A336])/(10^6)" office:value-type="float" office:value="0.215554716981132">
            <text:p>0.215554717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339">
            <text:p>339</text:p>
          </table:table-cell>
          <table:table-cell table:formula="of:=([.B337]^2)/([.A337])/(10^6)" office:value-type="float" office:value="0.212816666666667">
            <text:p>0.2128166667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340">
            <text:p>340</text:p>
          </table:table-cell>
          <table:table-cell table:formula="of:=([.B338]^2)/([.A338])/(10^6)" office:value-type="float" office:value="0.21811320754717">
            <text:p>0.21811320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341">
            <text:p>341</text:p>
          </table:table-cell>
          <table:table-cell table:formula="of:=([.B339]^2)/([.A339])/(10^6)" office:value-type="float" office:value="0.21142">
            <text:p>0.21142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342">
            <text:p>342</text:p>
          </table:table-cell>
          <table:table-cell table:formula="of:=([.B340]^2)/([.A340])/(10^6)" office:value-type="float" office:value="0.2052">
            <text:p>0.2052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343">
            <text:p>343</text:p>
          </table:table-cell>
          <table:table-cell table:formula="of:=([.B341]^2)/([.A341])/(10^6)" office:value-type="float" office:value="0.2100875">
            <text:p>0.2100875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344">
            <text:p>344</text:p>
          </table:table-cell>
          <table:table-cell table:formula="of:=([.B342]^2)/([.A342])/(10^6)" office:value-type="float" office:value="0.219140740740741">
            <text:p>0.2191407407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345">
            <text:p>345</text:p>
          </table:table-cell>
          <table:table-cell table:formula="of:=([.B343]^2)/([.A343])/(10^6)" office:value-type="float" office:value="0.201737288135593">
            <text:p>0.2017372881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346">
            <text:p>346</text:p>
          </table:table-cell>
          <table:table-cell table:formula="of:=([.B344]^2)/([.A344])/(10^6)" office:value-type="float" office:value="0.202908474576271">
            <text:p>0.2029084746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347">
            <text:p>347</text:p>
          </table:table-cell>
          <table:table-cell table:formula="of:=([.B345]^2)/([.A345])/(10^6)" office:value-type="float" office:value="0.207601724137931">
            <text:p>0.2076017241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348">
            <text:p>348</text:p>
          </table:table-cell>
          <table:table-cell table:formula="of:=([.B346]^2)/([.A346])/(10^6)" office:value-type="float" office:value="0.212463157894737">
            <text:p>0.2124631579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349">
            <text:p>349</text:p>
          </table:table-cell>
          <table:table-cell table:formula="of:=([.B347]^2)/([.A347])/(10^6)" office:value-type="float" office:value="0.199673770491803">
            <text:p>0.1996737705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350">
            <text:p>350</text:p>
          </table:table-cell>
          <table:table-cell table:formula="of:=([.B348]^2)/([.A348])/(10^6)" office:value-type="float" office:value="0.207627118644068">
            <text:p>0.2076271186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351">
            <text:p>351</text:p>
          </table:table-cell>
          <table:table-cell table:formula="of:=([.B349]^2)/([.A349])/(10^6)" office:value-type="float" office:value="0.208815254237288">
            <text:p>0.2088152542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352">
            <text:p>352</text:p>
          </table:table-cell>
          <table:table-cell table:formula="of:=([.B350]^2)/([.A350])/(10^6)" office:value-type="float" office:value="0.213627586206897">
            <text:p>0.2136275862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353">
            <text:p>353</text:p>
          </table:table-cell>
          <table:table-cell table:formula="of:=([.B351]^2)/([.A351])/(10^6)" office:value-type="float" office:value="0.204277049180328">
            <text:p>0.2042770492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354">
            <text:p>354</text:p>
          </table:table-cell>
          <table:table-cell table:formula="of:=([.B352]^2)/([.A352])/(10^6)" office:value-type="float" office:value="0.202122580645161">
            <text:p>0.2021225806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355">
            <text:p>355</text:p>
          </table:table-cell>
          <table:table-cell table:formula="of:=([.B353]^2)/([.A353])/(10^6)" office:value-type="float" office:value="0.200039682539683">
            <text:p>0.2000396825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356">
            <text:p>356</text:p>
          </table:table-cell>
          <table:table-cell table:formula="of:=([.B354]^2)/([.A354])/(10^6)" office:value-type="float" office:value="0.204412903225806">
            <text:p>0.2044129032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357">
            <text:p>357</text:p>
          </table:table-cell>
          <table:table-cell table:formula="of:=([.B355]^2)/([.A355])/(10^6)" office:value-type="float" office:value="0.1991390625">
            <text:p>0.199139062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358">
            <text:p>358</text:p>
          </table:table-cell>
          <table:table-cell table:formula="of:=([.B356]^2)/([.A356])/(10^6)" office:value-type="float" office:value="0.194187878787879">
            <text:p>0.194187878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359">
            <text:p>359</text:p>
          </table:table-cell>
          <table:table-cell table:formula="of:=([.B357]^2)/([.A357])/(10^6)" office:value-type="float" office:value="0.198278461538462">
            <text:p>0.198278461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360">
            <text:p>360</text:p>
          </table:table-cell>
          <table:table-cell table:formula="of:=([.B358]^2)/([.A358])/(10^6)" office:value-type="float" office:value="0.199384615384615">
            <text:p>0.1993846154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361">
            <text:p>361</text:p>
          </table:table-cell>
          <table:table-cell table:formula="of:=([.B359]^2)/([.A359])/(10^6)" office:value-type="float" office:value="0.191648529411765">
            <text:p>0.191648529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62">
            <text:p>362</text:p>
          </table:table-cell>
          <table:table-cell table:formula="of:=([.B360]^2)/([.A360])/(10^6)" office:value-type="float" office:value="0.187205714285714">
            <text:p>0.1872057143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363">
            <text:p>363</text:p>
          </table:table-cell>
          <table:table-cell table:formula="of:=([.B361]^2)/([.A361])/(10^6)" office:value-type="float" office:value="0.190969565217391">
            <text:p>0.1909695652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364">
            <text:p>364</text:p>
          </table:table-cell>
          <table:table-cell table:formula="of:=([.B362]^2)/([.A362])/(10^6)" office:value-type="float" office:value="0.192023188405797">
            <text:p>0.1920231884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365">
            <text:p>365</text:p>
          </table:table-cell>
          <table:table-cell table:formula="of:=([.B363]^2)/([.A363])/(10^6)" office:value-type="float" office:value="0.185034722222222">
            <text:p>0.1850347222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366">
            <text:p>366</text:p>
          </table:table-cell>
          <table:table-cell table:formula="of:=([.B364]^2)/([.A364])/(10^6)" office:value-type="float" office:value="0.176257894736842">
            <text:p>0.1762578947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367">
            <text:p>367</text:p>
          </table:table-cell>
          <table:table-cell table:formula="of:=([.B365]^2)/([.A365])/(10^6)" office:value-type="float" office:value="0.187068055555556">
            <text:p>0.1870680556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368">
            <text:p>368</text:p>
          </table:table-cell>
          <table:table-cell table:formula="of:=([.B366]^2)/([.A366])/(10^6)" office:value-type="float" office:value="0.199152941176471">
            <text:p>0.1991529412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369">
            <text:p>369</text:p>
          </table:table-cell>
          <table:table-cell table:formula="of:=([.B367]^2)/([.A367])/(10^6)" office:value-type="float" office:value="0.184001351351351">
            <text:p>0.1840013514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370">
            <text:p>370</text:p>
          </table:table-cell>
          <table:table-cell table:formula="of:=([.B368]^2)/([.A368])/(10^6)" office:value-type="float" office:value="0.185">
            <text:p>0.18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371">
            <text:p>371</text:p>
          </table:table-cell>
          <table:table-cell table:formula="of:=([.B369]^2)/([.A369])/(10^6)" office:value-type="float" office:value="0.183521333333333">
            <text:p>0.1835213333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372">
            <text:p>372</text:p>
          </table:table-cell>
          <table:table-cell table:formula="of:=([.B370]^2)/([.A370])/(10^6)" office:value-type="float" office:value="0.187005405405405">
            <text:p>0.1870054054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373">
            <text:p>373</text:p>
          </table:table-cell>
          <table:table-cell table:formula="of:=([.B371]^2)/([.A371])/(10^6)" office:value-type="float" office:value="0.180687012987013">
            <text:p>0.180687013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374">
            <text:p>374</text:p>
          </table:table-cell>
          <table:table-cell table:formula="of:=([.B372]^2)/([.A372])/(10^6)" office:value-type="float" office:value="0.179328205128205">
            <text:p>0.1793282051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375">
            <text:p>375</text:p>
          </table:table-cell>
          <table:table-cell table:formula="of:=([.B373]^2)/([.A373])/(10^6)" office:value-type="float" office:value="0.180288461538462">
            <text:p>0.1802884615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376">
            <text:p>376</text:p>
          </table:table-cell>
          <table:table-cell table:formula="of:=([.B374]^2)/([.A374])/(10^6)" office:value-type="float" office:value="0.181251282051282">
            <text:p>0.1812512821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377">
            <text:p>377</text:p>
          </table:table-cell>
          <table:table-cell table:formula="of:=([.B375]^2)/([.A375])/(10^6)" office:value-type="float" office:value="0.175467901234568">
            <text:p>0.1754679012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378">
            <text:p>378</text:p>
          </table:table-cell>
          <table:table-cell table:formula="of:=([.B376]^2)/([.A376])/(10^6)" office:value-type="float" office:value="0.172149397590361">
            <text:p>0.1721493976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379">
            <text:p>379</text:p>
          </table:table-cell>
          <table:table-cell table:formula="of:=([.B377]^2)/([.A377])/(10^6)" office:value-type="float" office:value="0.17100119047619">
            <text:p>0.1710011905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380">
            <text:p>380</text:p>
          </table:table-cell>
          <table:table-cell table:formula="of:=([.B378]^2)/([.A378])/(10^6)" office:value-type="float" office:value="0.17609756097561">
            <text:p>0.17609756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381">
            <text:p>381</text:p>
          </table:table-cell>
          <table:table-cell table:formula="of:=([.B379]^2)/([.A379])/(10^6)" office:value-type="float" office:value="0.168791860465116">
            <text:p>0.1687918605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382">
            <text:p>382</text:p>
          </table:table-cell>
          <table:table-cell table:formula="of:=([.B380]^2)/([.A380])/(10^6)" office:value-type="float" office:value="0.171675294117647">
            <text:p>0.171675294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383">
            <text:p>383</text:p>
          </table:table-cell>
          <table:table-cell table:formula="of:=([.B381]^2)/([.A381])/(10^6)" office:value-type="float" office:value="0.172575294117647">
            <text:p>0.172575294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384">
            <text:p>384</text:p>
          </table:table-cell>
          <table:table-cell table:formula="of:=([.B382]^2)/([.A382])/(10^6)" office:value-type="float" office:value="0.135280733944954">
            <text:p>0.1352807339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385">
            <text:p>385</text:p>
          </table:table-cell>
          <table:table-cell table:formula="of:=([.B383]^2)/([.A383])/(10^6)" office:value-type="float" office:value="0.1684375">
            <text:p>0.168437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86">
            <text:p>386</text:p>
          </table:table-cell>
          <table:table-cell table:formula="of:=([.B384]^2)/([.A384])/(10^6)" office:value-type="float" office:value="0.165551111111111">
            <text:p>0.165551111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87">
            <text:p>387</text:p>
          </table:table-cell>
          <table:table-cell table:formula="of:=([.B385]^2)/([.A385])/(10^6)" office:value-type="float" office:value="0.16641">
            <text:p>0.1664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88">
            <text:p>388</text:p>
          </table:table-cell>
          <table:table-cell table:formula="of:=([.B386]^2)/([.A386])/(10^6)" office:value-type="float" office:value="0.167271111111111">
            <text:p>0.1672711111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389">
            <text:p>389</text:p>
          </table:table-cell>
          <table:table-cell table:formula="of:=([.B387]^2)/([.A387])/(10^6)" office:value-type="float" office:value="0.160979787234043">
            <text:p>0.1609797872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390">
            <text:p>390</text:p>
          </table:table-cell>
          <table:table-cell table:formula="of:=([.B388]^2)/([.A388])/(10^6)" office:value-type="float" office:value="0.1584375">
            <text:p>0.1584375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391">
            <text:p>391</text:p>
          </table:table-cell>
          <table:table-cell table:formula="of:=([.B389]^2)/([.A389])/(10^6)" office:value-type="float" office:value="0.157609278350515">
            <text:p>0.1576092784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392">
            <text:p>392</text:p>
          </table:table-cell>
          <table:table-cell table:formula="of:=([.B390]^2)/([.A390])/(10^6)" office:value-type="float" office:value="0.163472340425532">
            <text:p>0.16347234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([.B391]^2)/([.A391])/(10^6)" office:value-type="float" office:value="0.154449">
            <text:p>0.15444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394">
            <text:p>394</text:p>
          </table:table-cell>
          <table:table-cell table:formula="of:=([.B392]^2)/([.A392])/(10^6)" office:value-type="float" office:value="0.15369900990099">
            <text:p>0.1536990099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395">
            <text:p>395</text:p>
          </table:table-cell>
          <table:table-cell table:formula="of:=([.B393]^2)/([.A393])/(10^6)" office:value-type="float" office:value="0.151480582524272">
            <text:p>0.1514805825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396">
            <text:p>396</text:p>
          </table:table-cell>
          <table:table-cell table:formula="of:=([.B394]^2)/([.A394])/(10^6)" office:value-type="float" office:value="0.1584">
            <text:p>0.1584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397">
            <text:p>397</text:p>
          </table:table-cell>
          <table:table-cell table:formula="of:=([.B395]^2)/([.A395])/(10^6)" office:value-type="float" office:value="0.15451862745098">
            <text:p>0.154518627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398">
            <text:p>398</text:p>
          </table:table-cell>
          <table:table-cell table:formula="of:=([.B396]^2)/([.A396])/(10^6)" office:value-type="float" office:value="0.150860952380952">
            <text:p>0.1508609524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399">
            <text:p>399</text:p>
          </table:table-cell>
          <table:table-cell table:formula="of:=([.B397]^2)/([.A397])/(10^6)" office:value-type="float" office:value="0.153077884615385">
            <text:p>0.1530778846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400">
            <text:p>400</text:p>
          </table:table-cell>
          <table:table-cell table:formula="of:=([.B398]^2)/([.A398])/(10^6)" office:value-type="float" office:value="0.164948453608247">
            <text:p>0.164948453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401">
            <text:p>401</text:p>
          </table:table-cell>
          <table:table-cell table:formula="of:=([.B399]^2)/([.A399])/(10^6)" office:value-type="float" office:value="0.148889814814815">
            <text:p>0.148889814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402">
            <text:p>402</text:p>
          </table:table-cell>
          <table:table-cell table:formula="of:=([.B400]^2)/([.A400])/(10^6)" office:value-type="float" office:value="0.152456603773585">
            <text:p>0.152456603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403">
            <text:p>403</text:p>
          </table:table-cell>
          <table:table-cell table:formula="of:=([.B401]^2)/([.A401])/(10^6)" office:value-type="float" office:value="0.146314414414414">
            <text:p>0.146314414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404">
            <text:p>404</text:p>
          </table:table-cell>
          <table:table-cell table:formula="of:=([.B402]^2)/([.A402])/(10^6)" office:value-type="float" office:value="0.152538317757009">
            <text:p>0.152538317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405">
            <text:p>405</text:p>
          </table:table-cell>
          <table:table-cell table:formula="of:=([.B403]^2)/([.A403])/(10^6)" office:value-type="float" office:value="0.14777027027027">
            <text:p>0.147770270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406">
            <text:p>406</text:p>
          </table:table-cell>
          <table:table-cell table:formula="of:=([.B404]^2)/([.A404])/(10^6)" office:value-type="float" office:value="0.143335652173913">
            <text:p>0.1433356522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407">
            <text:p>407</text:p>
          </table:table-cell>
          <table:table-cell table:formula="of:=([.B405]^2)/([.A405])/(10^6)" office:value-type="float" office:value="0.142800862068966">
            <text:p>0.1428008621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408">
            <text:p>408</text:p>
          </table:table-cell>
          <table:table-cell table:formula="of:=([.B406]^2)/([.A406])/(10^6)" office:value-type="float" office:value="0.149967567567568">
            <text:p>0.1499675676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409">
            <text:p>409</text:p>
          </table:table-cell>
          <table:table-cell table:formula="of:=([.B407]^2)/([.A407])/(10^6)" office:value-type="float" office:value="0.142975213675214">
            <text:p>0.1429752137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410">
            <text:p>410</text:p>
          </table:table-cell>
          <table:table-cell table:formula="of:=([.B408]^2)/([.A408])/(10^6)" office:value-type="float" office:value="0.138925619834711">
            <text:p>0.1389256198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411">
            <text:p>411</text:p>
          </table:table-cell>
          <table:table-cell table:formula="of:=([.B409]^2)/([.A409])/(10^6)" office:value-type="float" office:value="0.139604132231405">
            <text:p>0.1396041322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412">
            <text:p>412</text:p>
          </table:table-cell>
          <table:table-cell table:formula="of:=([.B410]^2)/([.A410])/(10^6)" office:value-type="float" office:value="0.145080341880342">
            <text:p>0.1450803419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413">
            <text:p>413</text:p>
          </table:table-cell>
          <table:table-cell table:formula="of:=([.B411]^2)/([.A411])/(10^6)" office:value-type="float" office:value="0.139810655737705">
            <text:p>0.1398106557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414">
            <text:p>414</text:p>
          </table:table-cell>
          <table:table-cell table:formula="of:=([.B412]^2)/([.A412])/(10^6)" office:value-type="float" office:value="0.116595918367347">
            <text:p>0.1165959184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415">
            <text:p>415</text:p>
          </table:table-cell>
          <table:table-cell table:formula="of:=([.B413]^2)/([.A413])/(10^6)" office:value-type="float" office:value="0.141168032786885">
            <text:p>0.141168032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416">
            <text:p>416</text:p>
          </table:table-cell>
          <table:table-cell table:formula="of:=([.B414]^2)/([.A414])/(10^6)" office:value-type="float" office:value="0.155906306306306">
            <text:p>0.1559063063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417">
            <text:p>417</text:p>
          </table:table-cell>
          <table:table-cell table:formula="of:=([.B415]^2)/([.A415])/(10^6)" office:value-type="float" office:value="0.141373170731707">
            <text:p>0.141373170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418">
            <text:p>418</text:p>
          </table:table-cell>
          <table:table-cell table:formula="of:=([.B416]^2)/([.A416])/(10^6)" office:value-type="float" office:value="0.1397792">
            <text:p>0.1397792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419">
            <text:p>419</text:p>
          </table:table-cell>
          <table:table-cell table:formula="of:=([.B417]^2)/([.A417])/(10^6)" office:value-type="float" office:value="0.134016030534351">
            <text:p>0.1340160305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420">
            <text:p>420</text:p>
          </table:table-cell>
          <table:table-cell table:formula="of:=([.B418]^2)/([.A418])/(10^6)" office:value-type="float" office:value="0.14">
            <text:p>0.14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421">
            <text:p>421</text:p>
          </table:table-cell>
          <table:table-cell table:formula="of:=([.B419]^2)/([.A419])/(10^6)" office:value-type="float" office:value="0.137396124031008">
            <text:p>0.137396124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422">
            <text:p>422</text:p>
          </table:table-cell>
          <table:table-cell table:formula="of:=([.B420]^2)/([.A420])/(10^6)" office:value-type="float" office:value="0.135941984732824">
            <text:p>0.1359419847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423">
            <text:p>423</text:p>
          </table:table-cell>
          <table:table-cell table:formula="of:=([.B421]^2)/([.A421])/(10^6)" office:value-type="float" office:value="0.13254">
            <text:p>0.13254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424">
            <text:p>424</text:p>
          </table:table-cell>
          <table:table-cell table:formula="of:=([.B422]^2)/([.A422])/(10^6)" office:value-type="float" office:value="0.139361240310078">
            <text:p>0.139361240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425">
            <text:p>425</text:p>
          </table:table-cell>
          <table:table-cell table:formula="of:=([.B423]^2)/([.A423])/(10^6)" office:value-type="float" office:value="0.133796296296296">
            <text:p>0.1337962963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426">
            <text:p>426</text:p>
          </table:table-cell>
          <table:table-cell table:formula="of:=([.B424]^2)/([.A424])/(10^6)" office:value-type="float" office:value="0.135429850746269">
            <text:p>0.1354298507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427">
            <text:p>427</text:p>
          </table:table-cell>
          <table:table-cell table:formula="of:=([.B425]^2)/([.A425])/(10^6)" office:value-type="float" office:value="0.131171942446043">
            <text:p>0.1311719424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428">
            <text:p>428</text:p>
          </table:table-cell>
          <table:table-cell table:formula="of:=([.B426]^2)/([.A426])/(10^6)" office:value-type="float" office:value="0.0920522613065327">
            <text:p>0.0920522613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429">
            <text:p>429</text:p>
          </table:table-cell>
          <table:table-cell table:formula="of:=([.B427]^2)/([.A427])/(10^6)" office:value-type="float" office:value="0.130525531914894">
            <text:p>0.1305255319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430">
            <text:p>430</text:p>
          </table:table-cell>
          <table:table-cell table:formula="of:=([.B428]^2)/([.A428])/(10^6)" office:value-type="float" office:value="0.133021582733813">
            <text:p>0.1330215827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431">
            <text:p>431</text:p>
          </table:table-cell>
          <table:table-cell table:formula="of:=([.B429]^2)/([.A429])/(10^6)" office:value-type="float" office:value="0.132686428571429">
            <text:p>0.132686428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432">
            <text:p>432</text:p>
          </table:table-cell>
          <table:table-cell table:formula="of:=([.B430]^2)/([.A430])/(10^6)" office:value-type="float" office:value="0.1492992">
            <text:p>0.1492992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433">
            <text:p>433</text:p>
          </table:table-cell>
          <table:table-cell table:formula="of:=([.B431]^2)/([.A431])/(10^6)" office:value-type="float" office:value="0.132034507042254">
            <text:p>0.13203450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434">
            <text:p>434</text:p>
          </table:table-cell>
          <table:table-cell table:formula="of:=([.B432]^2)/([.A432])/(10^6)" office:value-type="float" office:value="0.129900689655172">
            <text:p>0.1299006897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435">
            <text:p>435</text:p>
          </table:table-cell>
          <table:table-cell table:formula="of:=([.B433]^2)/([.A433])/(10^6)" office:value-type="float" office:value="0.129606164383562">
            <text:p>0.129606164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436">
            <text:p>436</text:p>
          </table:table-cell>
          <table:table-cell table:formula="of:=([.B434]^2)/([.A434])/(10^6)" office:value-type="float" office:value="0.131100689655172">
            <text:p>0.1311006897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437">
            <text:p>437</text:p>
          </table:table-cell>
          <table:table-cell table:formula="of:=([.B435]^2)/([.A435])/(10^6)" office:value-type="float" office:value="0.12816711409396">
            <text:p>0.1281671141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438">
            <text:p>438</text:p>
          </table:table-cell>
          <table:table-cell table:formula="of:=([.B436]^2)/([.A436])/(10^6)" office:value-type="float" office:value="0.129624324324324">
            <text:p>0.1296243243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439">
            <text:p>439</text:p>
          </table:table-cell>
          <table:table-cell table:formula="of:=([.B437]^2)/([.A437])/(10^6)" office:value-type="float" office:value="0.125143506493507">
            <text:p>0.125143506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440">
            <text:p>440</text:p>
          </table:table-cell>
          <table:table-cell table:formula="of:=([.B438]^2)/([.A438])/(10^6)" office:value-type="float" office:value="0.12993288590604">
            <text:p>0.1299328859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441">
            <text:p>441</text:p>
          </table:table-cell>
          <table:table-cell table:formula="of:=([.B439]^2)/([.A439])/(10^6)" office:value-type="float" office:value="0.126286363636364">
            <text:p>0.1262863636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442">
            <text:p>442</text:p>
          </table:table-cell>
          <table:table-cell table:formula="of:=([.B440]^2)/([.A440])/(10^6)" office:value-type="float" office:value="0.12685974025974">
            <text:p>0.1268597403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443">
            <text:p>443</text:p>
          </table:table-cell>
          <table:table-cell table:formula="of:=([.B441]^2)/([.A441])/(10^6)" office:value-type="float" office:value="0.125800641025641">
            <text:p>0.125800641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444">
            <text:p>444</text:p>
          </table:table-cell>
          <table:table-cell table:formula="of:=([.B442]^2)/([.A442])/(10^6)" office:value-type="float" office:value="0.12801038961039">
            <text:p>0.1280103896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445">
            <text:p>445</text:p>
          </table:table-cell>
          <table:table-cell table:formula="of:=([.B443]^2)/([.A443])/(10^6)" office:value-type="float" office:value="0.126130573248408">
            <text:p>0.1261305732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446">
            <text:p>446</text:p>
          </table:table-cell>
          <table:table-cell table:formula="of:=([.B444]^2)/([.A444])/(10^6)" office:value-type="float" office:value="0.1243225">
            <text:p>0.1243225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447">
            <text:p>447</text:p>
          </table:table-cell>
          <table:table-cell table:formula="of:=([.B445]^2)/([.A445])/(10^6)" office:value-type="float" office:value="0.123338888888889">
            <text:p>0.1233388889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448">
            <text:p>448</text:p>
          </table:table-cell>
          <table:table-cell table:formula="of:=([.B446]^2)/([.A446])/(10^6)" office:value-type="float" office:value="0.127027848101266">
            <text:p>0.1270278481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449">
            <text:p>449</text:p>
          </table:table-cell>
          <table:table-cell table:formula="of:=([.B447]^2)/([.A447])/(10^6)" office:value-type="float" office:value="0.122182424242424">
            <text:p>0.1221824242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450">
            <text:p>450</text:p>
          </table:table-cell>
          <table:table-cell table:formula="of:=([.B448]^2)/([.A448])/(10^6)" office:value-type="float" office:value="0.122727272727273">
            <text:p>0.1227272727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451">
            <text:p>451</text:p>
          </table:table-cell>
          <table:table-cell table:formula="of:=([.B449]^2)/([.A449])/(10^6)" office:value-type="float" office:value="0.121797005988024">
            <text:p>0.12179700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452">
            <text:p>452</text:p>
          </table:table-cell>
          <table:table-cell table:formula="of:=([.B450]^2)/([.A450])/(10^6)" office:value-type="float" office:value="0.123820606060606">
            <text:p>0.1238206061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453">
            <text:p>453</text:p>
          </table:table-cell>
          <table:table-cell table:formula="of:=([.B451]^2)/([.A451])/(10^6)" office:value-type="float" office:value="0.121425443786982">
            <text:p>0.121425443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454">
            <text:p>454</text:p>
          </table:table-cell>
          <table:table-cell table:formula="of:=([.B452]^2)/([.A452])/(10^6)" office:value-type="float" office:value="0.121244705882353">
            <text:p>0.1212447059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455">
            <text:p>455</text:p>
          </table:table-cell>
          <table:table-cell table:formula="of:=([.B453]^2)/([.A453])/(10^6)" office:value-type="float" office:value="0.121067251461988">
            <text:p>0.1210672515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456">
            <text:p>456</text:p>
          </table:table-cell>
          <table:table-cell table:formula="of:=([.B454]^2)/([.A454])/(10^6)" office:value-type="float" office:value="0.124512574850299">
            <text:p>0.1245125749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457">
            <text:p>457</text:p>
          </table:table-cell>
          <table:table-cell table:formula="of:=([.B455]^2)/([.A455])/(10^6)" office:value-type="float" office:value="0.122133918128655">
            <text:p>0.1221339181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458">
            <text:p>458</text:p>
          </table:table-cell>
          <table:table-cell table:formula="of:=([.B456]^2)/([.A456])/(10^6)" office:value-type="float" office:value="0.119184090909091">
            <text:p>0.1191840909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459">
            <text:p>459</text:p>
          </table:table-cell>
          <table:table-cell table:formula="of:=([.B457]^2)/([.A457])/(10^6)" office:value-type="float" office:value="0.119705113636364">
            <text:p>0.1197051136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460">
            <text:p>460</text:p>
          </table:table-cell>
          <table:table-cell table:formula="of:=([.B458]^2)/([.A458])/(10^6)" office:value-type="float" office:value="0.118876404494382">
            <text:p>0.118876404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61">
            <text:p>461</text:p>
          </table:table-cell>
          <table:table-cell table:formula="of:=([.B459]^2)/([.A459])/(10^6)" office:value-type="float" office:value="0.118067222222222">
            <text:p>0.1180672222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462">
            <text:p>462</text:p>
          </table:table-cell>
          <table:table-cell table:formula="of:=([.B460]^2)/([.A460])/(10^6)" office:value-type="float" office:value="0.117924861878453">
            <text:p>0.1179248619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463">
            <text:p>463</text:p>
          </table:table-cell>
          <table:table-cell table:formula="of:=([.B461]^2)/([.A461])/(10^6)" office:value-type="float" office:value="0.11843591160221">
            <text:p>0.1184359116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464">
            <text:p>464</text:p>
          </table:table-cell>
          <table:table-cell table:formula="of:=([.B462]^2)/([.A462])/(10^6)" office:value-type="float" office:value="0.137131210191083">
            <text:p>0.1371312102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465">
            <text:p>465</text:p>
          </table:table-cell>
          <table:table-cell table:formula="of:=([.B463]^2)/([.A463])/(10^6)" office:value-type="float" office:value="0.116878378378378">
            <text:p>0.1168783784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466">
            <text:p>466</text:p>
          </table:table-cell>
          <table:table-cell table:formula="of:=([.B464]^2)/([.A464])/(10^6)" office:value-type="float" office:value="0.116750537634409">
            <text:p>0.1167505376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467">
            <text:p>467</text:p>
          </table:table-cell>
          <table:table-cell table:formula="of:=([.B465]^2)/([.A465])/(10^6)" office:value-type="float" office:value="0.115391005291005">
            <text:p>0.1153910053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468">
            <text:p>468</text:p>
          </table:table-cell>
          <table:table-cell table:formula="of:=([.B466]^2)/([.A466])/(10^6)" office:value-type="float" office:value="0.11712513368984">
            <text:p>0.1171251337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469">
            <text:p>469</text:p>
          </table:table-cell>
          <table:table-cell table:formula="of:=([.B467]^2)/([.A467])/(10^6)" office:value-type="float" office:value="0.115162827225131">
            <text:p>0.1151628272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470">
            <text:p>470</text:p>
          </table:table-cell>
          <table:table-cell table:formula="of:=([.B468]^2)/([.A468])/(10^6)" office:value-type="float" office:value="0.114455958549223">
            <text:p>0.1144559585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471">
            <text:p>471</text:p>
          </table:table-cell>
          <table:table-cell table:formula="of:=([.B469]^2)/([.A469])/(10^6)" office:value-type="float" office:value="0.1155421875">
            <text:p>0.1155421875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472">
            <text:p>472</text:p>
          </table:table-cell>
          <table:table-cell table:formula="of:=([.B470]^2)/([.A470])/(10^6)" office:value-type="float" office:value="0.116033333333333">
            <text:p>0.1160333333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473">
            <text:p>473</text:p>
          </table:table-cell>
          <table:table-cell table:formula="of:=([.B471]^2)/([.A471])/(10^6)" office:value-type="float" office:value="0.114732820512821">
            <text:p>0.1147328205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474">
            <text:p>474</text:p>
          </table:table-cell>
          <table:table-cell table:formula="of:=([.B472]^2)/([.A472])/(10^6)" office:value-type="float" office:value="0.114048730964467">
            <text:p>0.114048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([.B473]^2)/([.A473])/(10^6)" office:value-type="float" office:value="0.1128125">
            <text:p>0.1128125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476">
            <text:p>476</text:p>
          </table:table-cell>
          <table:table-cell table:formula="of:=([.B474]^2)/([.A474])/(10^6)" office:value-type="float" office:value="0.114432323232323">
            <text:p>0.1144323232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477">
            <text:p>477</text:p>
          </table:table-cell>
          <table:table-cell table:formula="of:=([.B475]^2)/([.A475])/(10^6)" office:value-type="float" office:value="0.112638118811881">
            <text:p>0.1126381188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478">
            <text:p>478</text:p>
          </table:table-cell>
          <table:table-cell table:formula="of:=([.B476]^2)/([.A476])/(10^6)" office:value-type="float" office:value="0.112553694581281">
            <text:p>0.1125536946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479">
            <text:p>479</text:p>
          </table:table-cell>
          <table:table-cell table:formula="of:=([.B477]^2)/([.A477])/(10^6)" office:value-type="float" office:value="0.111379126213592">
            <text:p>0.1113791262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480">
            <text:p>480</text:p>
          </table:table-cell>
          <table:table-cell table:formula="of:=([.B478]^2)/([.A478])/(10^6)" office:value-type="float" office:value="0.132413793103448">
            <text:p>0.1324137931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481">
            <text:p>481</text:p>
          </table:table-cell>
          <table:table-cell table:formula="of:=([.B479]^2)/([.A479])/(10^6)" office:value-type="float" office:value="0.11123125">
            <text:p>0.11123125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482">
            <text:p>482</text:p>
          </table:table-cell>
          <table:table-cell table:formula="of:=([.B480]^2)/([.A480])/(10^6)" office:value-type="float" office:value="0.112233816425121">
            <text:p>0.1122338164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483">
            <text:p>483</text:p>
          </table:table-cell>
          <table:table-cell table:formula="of:=([.B481]^2)/([.A481])/(10^6)" office:value-type="float" office:value="0.110041981132075">
            <text:p>0.1100419811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484">
            <text:p>484</text:p>
          </table:table-cell>
          <table:table-cell table:formula="of:=([.B482]^2)/([.A482])/(10^6)" office:value-type="float" office:value="0.111021800947867">
            <text:p>0.1110218009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485">
            <text:p>485</text:p>
          </table:table-cell>
          <table:table-cell table:formula="of:=([.B483]^2)/([.A483])/(10^6)" office:value-type="float" office:value="0.110955188679245">
            <text:p>0.1109551887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486">
            <text:p>486</text:p>
          </table:table-cell>
          <table:table-cell table:formula="of:=([.B484]^2)/([.A484])/(10^6)" office:value-type="float" office:value="0.10935">
            <text:p>0.10935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487">
            <text:p>487</text:p>
          </table:table-cell>
          <table:table-cell table:formula="of:=([.B485]^2)/([.A485])/(10^6)" office:value-type="float" office:value="0.109800462962963">
            <text:p>0.109800463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488">
            <text:p>488</text:p>
          </table:table-cell>
          <table:table-cell table:formula="of:=([.B486]^2)/([.A486])/(10^6)" office:value-type="float" office:value="0.110251851851852">
            <text:p>0.110251851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89">
            <text:p>489</text:p>
          </table:table-cell>
          <table:table-cell table:formula="of:=([.B487]^2)/([.A487])/(10^6)" office:value-type="float" office:value="0.108691363636364">
            <text:p>0.1086913636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490">
            <text:p>490</text:p>
          </table:table-cell>
          <table:table-cell table:formula="of:=([.B488]^2)/([.A488])/(10^6)" office:value-type="float" office:value="0.108642533936652">
            <text:p>0.1086425339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491">
            <text:p>491</text:p>
          </table:table-cell>
          <table:table-cell table:formula="of:=([.B489]^2)/([.A489])/(10^6)" office:value-type="float" office:value="0.108108071748879">
            <text:p>0.1081080717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492">
            <text:p>492</text:p>
          </table:table-cell>
          <table:table-cell table:formula="of:=([.B490]^2)/([.A490])/(10^6)" office:value-type="float" office:value="0.108548878923767">
            <text:p>0.1085488789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493">
            <text:p>493</text:p>
          </table:table-cell>
          <table:table-cell table:formula="of:=([.B491]^2)/([.A491])/(10^6)" office:value-type="float" office:value="0.107543805309735">
            <text:p>0.1075438053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494">
            <text:p>494</text:p>
          </table:table-cell>
          <table:table-cell table:formula="of:=([.B492]^2)/([.A492])/(10^6)" office:value-type="float" office:value="0.107504845814978">
            <text:p>0.1075048458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495">
            <text:p>495</text:p>
          </table:table-cell>
          <table:table-cell table:formula="of:=([.B493]^2)/([.A493])/(10^6)" office:value-type="float" office:value="0.106997816593886">
            <text:p>0.1069978166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496">
            <text:p>496</text:p>
          </table:table-cell>
          <table:table-cell table:formula="of:=([.B494]^2)/([.A494])/(10^6)" office:value-type="float" office:value="0.127469430051813">
            <text:p>0.1274694301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497">
            <text:p>497</text:p>
          </table:table-cell>
          <table:table-cell table:formula="of:=([.B495]^2)/([.A495])/(10^6)" office:value-type="float" office:value="0.106469396551724">
            <text:p>0.1064693966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498">
            <text:p>498</text:p>
          </table:table-cell>
          <table:table-cell table:formula="of:=([.B496]^2)/([.A496])/(10^6)" office:value-type="float" office:value="0.106898275862069">
            <text:p>0.1068982759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499">
            <text:p>499</text:p>
          </table:table-cell>
          <table:table-cell table:formula="of:=([.B497]^2)/([.A497])/(10^6)" office:value-type="float" office:value="0.105508898305085">
            <text:p>0.1055088983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500">
            <text:p>500</text:p>
          </table:table-cell>
          <table:table-cell table:formula="of:=([.B498]^2)/([.A498])/(10^6)" office:value-type="float" office:value="0.106837606837607">
            <text:p>0.1068376068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501">
            <text:p>501</text:p>
          </table:table-cell>
          <table:table-cell table:formula="of:=([.B499]^2)/([.A499])/(10^6)" office:value-type="float" office:value="0.105462605042017">
            <text:p>0.105462605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502">
            <text:p>502</text:p>
          </table:table-cell>
          <table:table-cell table:formula="of:=([.B500]^2)/([.A500])/(10^6)" office:value-type="float" office:value="0.1054410041841">
            <text:p>0.1054410042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503">
            <text:p>503</text:p>
          </table:table-cell>
          <table:table-cell table:formula="of:=([.B501]^2)/([.A501])/(10^6)" office:value-type="float" office:value="0.104549173553719">
            <text:p>0.1045491736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504">
            <text:p>504</text:p>
          </table:table-cell>
          <table:table-cell table:formula="of:=([.B502]^2)/([.A502])/(10^6)" office:value-type="float" office:value="0.106282845188285">
            <text:p>0.1062828452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505">
            <text:p>505</text:p>
          </table:table-cell>
          <table:table-cell table:formula="of:=([.B503]^2)/([.A503])/(10^6)" office:value-type="float" office:value="0.104091836734694">
            <text:p>0.1040918367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506">
            <text:p>506</text:p>
          </table:table-cell>
          <table:table-cell table:formula="of:=([.B504]^2)/([.A504])/(10^6)" office:value-type="float" office:value="0.104504489795918">
            <text:p>0.1045044898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507">
            <text:p>507</text:p>
          </table:table-cell>
          <table:table-cell table:formula="of:=([.B505]^2)/([.A505])/(10^6)" office:value-type="float" office:value="0.103648790322581">
            <text:p>0.1036487903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508">
            <text:p>508</text:p>
          </table:table-cell>
          <table:table-cell table:formula="of:=([.B506]^2)/([.A506])/(10^6)" office:value-type="float" office:value="0.10490406504065">
            <text:p>0.104904065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509">
            <text:p>509</text:p>
          </table:table-cell>
          <table:table-cell table:formula="of:=([.B507]^2)/([.A507])/(10^6)" office:value-type="float" office:value="0.10404859437751">
            <text:p>0.1040485944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510">
            <text:p>510</text:p>
          </table:table-cell>
          <table:table-cell table:formula="of:=([.B508]^2)/([.A508])/(10^6)" office:value-type="float" office:value="0.103625498007968">
            <text:p>0.1036254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11">
            <text:p>511</text:p>
          </table:table-cell>
          <table:table-cell table:formula="of:=([.B509]^2)/([.A509])/(10^6)" office:value-type="float" office:value="0.1044484">
            <text:p>0.1044484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512">
            <text:p>512</text:p>
          </table:table-cell>
          <table:table-cell table:formula="of:=([.B510]^2)/([.A510])/(10^6)" office:value-type="float" office:value="0.0346751322751323">
            <text:p>0.0346751323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513">
            <text:p>513</text:p>
          </table:table-cell>
          <table:table-cell table:formula="of:=([.B511]^2)/([.A511])/(10^6)" office:value-type="float" office:value="0.102003488372093">
            <text:p>0.1020034884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514">
            <text:p>514</text:p>
          </table:table-cell>
          <table:table-cell table:formula="of:=([.B512]^2)/([.A512])/(10^6)" office:value-type="float" office:value="0.102401550387597">
            <text:p>0.1024015504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515">
            <text:p>515</text:p>
          </table:table-cell>
          <table:table-cell table:formula="of:=([.B513]^2)/([.A513])/(10^6)" office:value-type="float" office:value="0.10161877394636">
            <text:p>0.1016187739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516">
            <text:p>516</text:p>
          </table:table-cell>
          <table:table-cell table:formula="of:=([.B514]^2)/([.A514])/(10^6)" office:value-type="float" office:value="0.102801544401544">
            <text:p>0.1028015444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517">
            <text:p>517</text:p>
          </table:table-cell>
          <table:table-cell table:formula="of:=([.B515]^2)/([.A515])/(10^6)" office:value-type="float" office:value="0.101630798479087">
            <text:p>0.101630798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518">
            <text:p>518</text:p>
          </table:table-cell>
          <table:table-cell table:formula="of:=([.B516]^2)/([.A516])/(10^6)" office:value-type="float" office:value="0.101254339622642">
            <text:p>0.1012543396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519">
            <text:p>519</text:p>
          </table:table-cell>
          <table:table-cell table:formula="of:=([.B517]^2)/([.A517])/(10^6)" office:value-type="float" office:value="0.100884269662921">
            <text:p>0.1008842697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520">
            <text:p>520</text:p>
          </table:table-cell>
          <table:table-cell table:formula="of:=([.B518]^2)/([.A518])/(10^6)" office:value-type="float" office:value="0.102037735849057">
            <text:p>0.102037735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521">
            <text:p>521</text:p>
          </table:table-cell>
          <table:table-cell table:formula="of:=([.B519]^2)/([.A519])/(10^6)" office:value-type="float" office:value="0.100533703703704">
            <text:p>0.1005337037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522">
            <text:p>522</text:p>
          </table:table-cell>
          <table:table-cell table:formula="of:=([.B520]^2)/([.A520])/(10^6)" office:value-type="float" office:value="0.100547601476015">
            <text:p>0.1005476015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523">
            <text:p>523</text:p>
          </table:table-cell>
          <table:table-cell table:formula="of:=([.B521]^2)/([.A521])/(10^6)" office:value-type="float" office:value="0.100193772893773">
            <text:p>0.1001937729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524">
            <text:p>524</text:p>
          </table:table-cell>
          <table:table-cell table:formula="of:=([.B522]^2)/([.A522])/(10^6)" office:value-type="float" office:value="0.100947058823529">
            <text:p>0.1009470588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525">
            <text:p>525</text:p>
          </table:table-cell>
          <table:table-cell table:formula="of:=([.B523]^2)/([.A523])/(10^6)" office:value-type="float" office:value="0.0995036101083033">
            <text:p>0.0995036101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526">
            <text:p>526</text:p>
          </table:table-cell>
          <table:table-cell table:formula="of:=([.B524]^2)/([.A524])/(10^6)" office:value-type="float" office:value="0.0995237410071942">
            <text:p>0.099523741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527">
            <text:p>527</text:p>
          </table:table-cell>
          <table:table-cell table:formula="of:=([.B525]^2)/([.A525])/(10^6)" office:value-type="float" office:value="0.0988359430604982">
            <text:p>0.0988359431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528">
            <text:p>528</text:p>
          </table:table-cell>
          <table:table-cell table:formula="of:=([.B526]^2)/([.A526])/(10^6)" office:value-type="float" office:value="0.118631489361702">
            <text:p>0.1186314894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529">
            <text:p>529</text:p>
          </table:table-cell>
          <table:table-cell table:formula="of:=([.B527]^2)/([.A527])/(10^6)" office:value-type="float" office:value="0.0985355633802817">
            <text:p>0.0985355634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530">
            <text:p>530</text:p>
          </table:table-cell>
          <table:table-cell table:formula="of:=([.B528]^2)/([.A528])/(10^6)" office:value-type="float" office:value="0.0992579505300353">
            <text:p>0.0992579505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531">
            <text:p>531</text:p>
          </table:table-cell>
          <table:table-cell table:formula="of:=([.B529]^2)/([.A529])/(10^6)" office:value-type="float" office:value="0.0975643598615917">
            <text:p>0.0975643599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532">
            <text:p>532</text:p>
          </table:table-cell>
          <table:table-cell table:formula="of:=([.B530]^2)/([.A530])/(10^6)" office:value-type="float" office:value="0.0876235294117647">
            <text:p>0.0876235294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533">
            <text:p>533</text:p>
          </table:table-cell>
          <table:table-cell table:formula="of:=([.B531]^2)/([.A531])/(10^6)" office:value-type="float" office:value="0.097961724137931">
            <text:p>0.0979617241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534">
            <text:p>534</text:p>
          </table:table-cell>
          <table:table-cell table:formula="of:=([.B532]^2)/([.A532])/(10^6)" office:value-type="float" office:value="0.0983296551724138">
            <text:p>0.0983296552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535">
            <text:p>535</text:p>
          </table:table-cell>
          <table:table-cell table:formula="of:=([.B533]^2)/([.A533])/(10^6)" office:value-type="float" office:value="0.0973554421768707">
            <text:p>0.0973554422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536">
            <text:p>536</text:p>
          </table:table-cell>
          <table:table-cell table:formula="of:=([.B534]^2)/([.A534])/(10^6)" office:value-type="float" office:value="0.0994103806228374">
            <text:p>0.0994103806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537">
            <text:p>537</text:p>
          </table:table-cell>
          <table:table-cell table:formula="of:=([.B535]^2)/([.A535])/(10^6)" office:value-type="float" office:value="0.0967681208053691">
            <text:p>0.0967681208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538">
            <text:p>538</text:p>
          </table:table-cell>
          <table:table-cell table:formula="of:=([.B536]^2)/([.A536])/(10^6)" office:value-type="float" office:value="0.0971288590604027">
            <text:p>0.0971288591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539">
            <text:p>539</text:p>
          </table:table-cell>
          <table:table-cell table:formula="of:=([.B537]^2)/([.A537])/(10^6)" office:value-type="float" office:value="0.0965186046511628">
            <text:p>0.0965186047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540">
            <text:p>540</text:p>
          </table:table-cell>
          <table:table-cell table:formula="of:=([.B538]^2)/([.A538])/(10^6)" office:value-type="float" office:value="0.0978523489932886">
            <text:p>0.097852349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541">
            <text:p>541</text:p>
          </table:table-cell>
          <table:table-cell table:formula="of:=([.B539]^2)/([.A539])/(10^6)" office:value-type="float" office:value="0.0965943894389439">
            <text:p>0.0965943894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542">
            <text:p>542</text:p>
          </table:table-cell>
          <table:table-cell table:formula="of:=([.B540]^2)/([.A540])/(10^6)" office:value-type="float" office:value="0.0969518151815182">
            <text:p>0.0969518152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543">
            <text:p>543</text:p>
          </table:table-cell>
          <table:table-cell table:formula="of:=([.B541]^2)/([.A541])/(10^6)" office:value-type="float" office:value="0.0960420195439739">
            <text:p>0.0960420195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544">
            <text:p>544</text:p>
          </table:table-cell>
          <table:table-cell table:formula="of:=([.B542]^2)/([.A542])/(10^6)" office:value-type="float" office:value="0.115150194552529">
            <text:p>0.1151501946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545">
            <text:p>545</text:p>
          </table:table-cell>
          <table:table-cell table:formula="of:=([.B543]^2)/([.A543])/(10^6)" office:value-type="float" office:value="0.0955064308681672">
            <text:p>0.0955064309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546">
            <text:p>546</text:p>
          </table:table-cell>
          <table:table-cell table:formula="of:=([.B544]^2)/([.A544])/(10^6)" office:value-type="float" office:value="0.0958572347266881">
            <text:p>0.0958572347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547">
            <text:p>547</text:p>
          </table:table-cell>
          <table:table-cell table:formula="of:=([.B545]^2)/([.A545])/(10^6)" office:value-type="float" office:value="0.0949869841269841">
            <text:p>0.0949869841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548">
            <text:p>548</text:p>
          </table:table-cell>
          <table:table-cell table:formula="of:=([.B546]^2)/([.A546])/(10^6)" office:value-type="float" office:value="0.096251282051282">
            <text:p>0.0962512821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549">
            <text:p>549</text:p>
          </table:table-cell>
          <table:table-cell table:formula="of:=([.B547]^2)/([.A547])/(10^6)" office:value-type="float" office:value="0.0950791798107256">
            <text:p>0.0950791798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550">
            <text:p>550</text:p>
          </table:table-cell>
          <table:table-cell table:formula="of:=([.B548]^2)/([.A548])/(10^6)" office:value-type="float" office:value="0.095125786163522">
            <text:p>0.0951257862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551">
            <text:p>551</text:p>
          </table:table-cell>
          <table:table-cell table:formula="of:=([.B549]^2)/([.A549])/(10^6)" office:value-type="float" office:value="0.0948753125">
            <text:p>0.0948753125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552">
            <text:p>552</text:p>
          </table:table-cell>
          <table:table-cell table:formula="of:=([.B550]^2)/([.A550])/(10^6)" office:value-type="float" office:value="0.0961211356466877">
            <text:p>0.0961211356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553">
            <text:p>553</text:p>
          </table:table-cell>
          <table:table-cell table:formula="of:=([.B551]^2)/([.A551])/(10^6)" office:value-type="float" office:value="0.0940950769230769">
            <text:p>0.0940950769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554">
            <text:p>554</text:p>
          </table:table-cell>
          <table:table-cell table:formula="of:=([.B552]^2)/([.A552])/(10^6)" office:value-type="float" office:value="0.0944356923076923">
            <text:p>0.0944356923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555">
            <text:p>555</text:p>
          </table:table-cell>
          <table:table-cell table:formula="of:=([.B553]^2)/([.A553])/(10^6)" office:value-type="float" office:value="0.094197247706422">
            <text:p>0.0941972477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556">
            <text:p>556</text:p>
          </table:table-cell>
          <table:table-cell table:formula="of:=([.B554]^2)/([.A554])/(10^6)" office:value-type="float" office:value="0.0942487804878049">
            <text:p>0.0942487805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557">
            <text:p>557</text:p>
          </table:table-cell>
          <table:table-cell table:formula="of:=([.B555]^2)/([.A555])/(10^6)" office:value-type="float" office:value="0.0937308157099698">
            <text:p>0.0937308157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558">
            <text:p>558</text:p>
          </table:table-cell>
          <table:table-cell table:formula="of:=([.B556]^2)/([.A556])/(10^6)" office:value-type="float" office:value="0.0935027027027027">
            <text:p>0.0935027027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559">
            <text:p>559</text:p>
          </table:table-cell>
          <table:table-cell table:formula="of:=([.B557]^2)/([.A557])/(10^6)" office:value-type="float" office:value="0.0932779104477612">
            <text:p>0.0932779104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560">
            <text:p>560</text:p>
          </table:table-cell>
          <table:table-cell table:formula="of:=([.B558]^2)/([.A558])/(10^6)" office:value-type="float" office:value="0.112805755395683">
            <text:p>0.1128057554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561">
            <text:p>561</text:p>
          </table:table-cell>
          <table:table-cell table:formula="of:=([.B559]^2)/([.A559])/(10^6)" office:value-type="float" office:value="0.0931127218934911">
            <text:p>0.0931127219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562">
            <text:p>562</text:p>
          </table:table-cell>
          <table:table-cell table:formula="of:=([.B560]^2)/([.A560])/(10^6)" office:value-type="float" office:value="0.0931693215339233">
            <text:p>0.0931693215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563">
            <text:p>563</text:p>
          </table:table-cell>
          <table:table-cell table:formula="of:=([.B561]^2)/([.A561])/(10^6)" office:value-type="float" office:value="0.0921421511627907">
            <text:p>0.0921421512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564">
            <text:p>564</text:p>
          </table:table-cell>
          <table:table-cell table:formula="of:=([.B562]^2)/([.A562])/(10^6)" office:value-type="float" office:value="0.0938336283185841">
            <text:p>0.0938336283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565">
            <text:p>565</text:p>
          </table:table-cell>
          <table:table-cell table:formula="of:=([.B563]^2)/([.A563])/(10^6)" office:value-type="float" office:value="0.0820629820051414">
            <text:p>0.082062982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566">
            <text:p>566</text:p>
          </table:table-cell>
          <table:table-cell table:formula="of:=([.B564]^2)/([.A564])/(10^6)" office:value-type="float" office:value="0.0920563218390805">
            <text:p>0.09205632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567">
            <text:p>567</text:p>
          </table:table-cell>
          <table:table-cell table:formula="of:=([.B565]^2)/([.A565])/(10^6)" office:value-type="float" office:value="0.091854">
            <text:p>0.091854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568">
            <text:p>568</text:p>
          </table:table-cell>
          <table:table-cell table:formula="of:=([.B566]^2)/([.A566])/(10^6)" office:value-type="float" office:value="0.0929752161383285">
            <text:p>0.0929752161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569">
            <text:p>569</text:p>
          </table:table-cell>
          <table:table-cell table:formula="of:=([.B567]^2)/([.A567])/(10^6)" office:value-type="float" office:value="0.0912002816901409">
            <text:p>0.0912002817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570">
            <text:p>570</text:p>
          </table:table-cell>
          <table:table-cell table:formula="of:=([.B568]^2)/([.A568])/(10^6)" office:value-type="float" office:value="0.0917796610169492">
            <text:p>0.091779661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571">
            <text:p>571</text:p>
          </table:table-cell>
          <table:table-cell table:formula="of:=([.B569]^2)/([.A569])/(10^6)" office:value-type="float" office:value="0.0913280112044818">
            <text:p>0.0913280112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572">
            <text:p>572</text:p>
          </table:table-cell>
          <table:table-cell table:formula="of:=([.B570]^2)/([.A570])/(10^6)" office:value-type="float" office:value="0.0919056179775281">
            <text:p>0.091905618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573">
            <text:p>573</text:p>
          </table:table-cell>
          <table:table-cell table:formula="of:=([.B571]^2)/([.A571])/(10^6)" office:value-type="float" office:value="0.0904487603305785">
            <text:p>0.0904487603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574">
            <text:p>574</text:p>
          </table:table-cell>
          <table:table-cell table:formula="of:=([.B572]^2)/([.A572])/(10^6)" office:value-type="float" office:value="0.0910154696132597">
            <text:p>0.0910154696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575">
            <text:p>575</text:p>
          </table:table-cell>
          <table:table-cell table:formula="of:=([.B573]^2)/([.A573])/(10^6)" office:value-type="float" office:value="0.0903346994535519">
            <text:p>0.090334699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576">
            <text:p>576</text:p>
          </table:table-cell>
          <table:table-cell table:formula="of:=([.B574]^2)/([.A574])/(10^6)" office:value-type="float" office:value="0.100538181818182">
            <text:p>0.1005381818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577">
            <text:p>577</text:p>
          </table:table-cell>
          <table:table-cell table:formula="of:=([.B575]^2)/([.A575])/(10^6)" office:value-type="float" office:value="0.0899808108108108">
            <text:p>0.0899808108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578">
            <text:p>578</text:p>
          </table:table-cell>
          <table:table-cell table:formula="of:=([.B576]^2)/([.A576])/(10^6)" office:value-type="float" office:value="0.0900495956873315">
            <text:p>0.0900495957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579">
            <text:p>579</text:p>
          </table:table-cell>
          <table:table-cell table:formula="of:=([.B577]^2)/([.A577])/(10^6)" office:value-type="float" office:value="0.0898769436997319">
            <text:p>0.0898769437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580">
            <text:p>580</text:p>
          </table:table-cell>
          <table:table-cell table:formula="of:=([.B578]^2)/([.A578])/(10^6)" office:value-type="float" office:value="0.0911653116531165">
            <text:p>0.0911653117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581">
            <text:p>581</text:p>
          </table:table-cell>
          <table:table-cell table:formula="of:=([.B579]^2)/([.A579])/(10^6)" office:value-type="float" office:value="0.0890662269129288">
            <text:p>0.0890662269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582">
            <text:p>582</text:p>
          </table:table-cell>
          <table:table-cell table:formula="of:=([.B580]^2)/([.A580])/(10^6)" office:value-type="float" office:value="0.0884396866840731">
            <text:p>0.0884396867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583">
            <text:p>583</text:p>
          </table:table-cell>
          <table:table-cell table:formula="of:=([.B581]^2)/([.A581])/(10^6)" office:value-type="float" office:value="0.0880541450777202">
            <text:p>0.0880541451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584">
            <text:p>584</text:p>
          </table:table-cell>
          <table:table-cell table:formula="of:=([.B582]^2)/([.A582])/(10^6)" office:value-type="float" office:value="0.0911914438502674">
            <text:p>0.0911914439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585">
            <text:p>585</text:p>
          </table:table-cell>
          <table:table-cell table:formula="of:=([.B583]^2)/([.A583])/(10^6)" office:value-type="float" office:value="0.08912109375">
            <text:p>0.0891210938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586">
            <text:p>586</text:p>
          </table:table-cell>
          <table:table-cell table:formula="of:=([.B584]^2)/([.A584])/(10^6)" office:value-type="float" office:value="0.0889626943005181">
            <text:p>0.0889626943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587">
            <text:p>587</text:p>
          </table:table-cell>
          <table:table-cell table:formula="of:=([.B585]^2)/([.A585])/(10^6)" office:value-type="float" office:value="0.0881250639386189">
            <text:p>0.0881250639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588">
            <text:p>588</text:p>
          </table:table-cell>
          <table:table-cell table:formula="of:=([.B586]^2)/([.A586])/(10^6)" office:value-type="float" office:value="0.0898036363636364">
            <text:p>0.0898036364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589">
            <text:p>589</text:p>
          </table:table-cell>
          <table:table-cell table:formula="of:=([.B587]^2)/([.A587])/(10^6)" office:value-type="float" office:value="0.0858715346534654">
            <text:p>0.0858715347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590">
            <text:p>590</text:p>
          </table:table-cell>
          <table:table-cell table:formula="of:=([.B588]^2)/([.A588])/(10^6)" office:value-type="float" office:value="0.0883502538071066">
            <text:p>0.0883502538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591">
            <text:p>591</text:p>
          </table:table-cell>
          <table:table-cell table:formula="of:=([.B589]^2)/([.A589])/(10^6)" office:value-type="float" office:value="0.0879801007556675">
            <text:p>0.0879801008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592">
            <text:p>592</text:p>
          </table:table-cell>
          <table:table-cell table:formula="of:=([.B590]^2)/([.A590])/(10^6)" office:value-type="float" office:value="0.105880362537764">
            <text:p>0.1058803625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593">
            <text:p>593</text:p>
          </table:table-cell>
          <table:table-cell table:formula="of:=([.B591]^2)/([.A591])/(10^6)" office:value-type="float" office:value="0.0876930174563591">
            <text:p>0.0876930175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594">
            <text:p>594</text:p>
          </table:table-cell>
          <table:table-cell table:formula="of:=([.B592]^2)/([.A592])/(10^6)" office:value-type="float" office:value="0.08712">
            <text:p>0.08712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595">
            <text:p>595</text:p>
          </table:table-cell>
          <table:table-cell table:formula="of:=([.B593]^2)/([.A593])/(10^6)" office:value-type="float" office:value="0.087198275862069">
            <text:p>0.0871982759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596">
            <text:p>596</text:p>
          </table:table-cell>
          <table:table-cell table:formula="of:=([.B594]^2)/([.A594])/(10^6)" office:value-type="float" office:value="0.0885825436408978">
            <text:p>0.0885825436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597">
            <text:p>597</text:p>
          </table:table-cell>
          <table:table-cell table:formula="of:=([.B595]^2)/([.A595])/(10^6)" office:value-type="float" office:value="0.0873551470588235">
            <text:p>0.0873551471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598">
            <text:p>598</text:p>
          </table:table-cell>
          <table:table-cell table:formula="of:=([.B596]^2)/([.A596])/(10^6)" office:value-type="float" office:value="0.0872204878048781">
            <text:p>0.0872204878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599">
            <text:p>599</text:p>
          </table:table-cell>
          <table:table-cell table:formula="of:=([.B597]^2)/([.A597])/(10^6)" office:value-type="float" office:value="0.0868767554479419">
            <text:p>0.0868767554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600">
            <text:p>600</text:p>
          </table:table-cell>
          <table:table-cell table:formula="of:=([.B598]^2)/([.A598])/(10^6)" office:value-type="float" office:value="0.0884520884520884">
            <text:p>0.0884520885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601">
            <text:p>601</text:p>
          </table:table-cell>
          <table:table-cell table:formula="of:=([.B599]^2)/([.A599])/(10^6)" office:value-type="float" office:value="0.0862054892601432">
            <text:p>0.0862054893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602">
            <text:p>602</text:p>
          </table:table-cell>
          <table:table-cell table:formula="of:=([.B600]^2)/([.A600])/(10^6)" office:value-type="float" office:value="0.0866995215311005">
            <text:p>0.0866995215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603">
            <text:p>603</text:p>
          </table:table-cell>
          <table:table-cell table:formula="of:=([.B601]^2)/([.A601])/(10^6)" office:value-type="float" office:value="0.0861632701421801">
            <text:p>0.0861632701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604">
            <text:p>604</text:p>
          </table:table-cell>
          <table:table-cell table:formula="of:=([.B602]^2)/([.A602])/(10^6)" office:value-type="float" office:value="0.0872765550239235">
            <text:p>0.087276555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605">
            <text:p>605</text:p>
          </table:table-cell>
          <table:table-cell table:formula="of:=([.B603]^2)/([.A603])/(10^6)" office:value-type="float" office:value="0.0863266509433962">
            <text:p>0.0863266509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606">
            <text:p>606</text:p>
          </table:table-cell>
          <table:table-cell table:formula="of:=([.B604]^2)/([.A604])/(10^6)" office:value-type="float" office:value="0.0858028037383177">
            <text:p>0.0858028037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607">
            <text:p>607</text:p>
          </table:table-cell>
          <table:table-cell table:formula="of:=([.B605]^2)/([.A605])/(10^6)" office:value-type="float" office:value="0.086086214953271">
            <text:p>0.086086215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608">
            <text:p>608</text:p>
          </table:table-cell>
          <table:table-cell table:formula="of:=([.B606]^2)/([.A606])/(10^6)" office:value-type="float" office:value="0.103547338935574">
            <text:p>0.1035473389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609">
            <text:p>609</text:p>
          </table:table-cell>
          <table:table-cell table:formula="of:=([.B607]^2)/([.A607])/(10^6)" office:value-type="float" office:value="0.0848697940503432">
            <text:p>0.0848697941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610">
            <text:p>610</text:p>
          </table:table-cell>
          <table:table-cell table:formula="of:=([.B608]^2)/([.A608])/(10^6)" office:value-type="float" office:value="0.0851487414187643">
            <text:p>0.0851487414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611">
            <text:p>611</text:p>
          </table:table-cell>
          <table:table-cell table:formula="of:=([.B609]^2)/([.A609])/(10^6)" office:value-type="float" office:value="0.0850389521640091">
            <text:p>0.0850389522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612">
            <text:p>612</text:p>
          </table:table-cell>
          <table:table-cell table:formula="of:=([.B610]^2)/([.A610])/(10^6)" office:value-type="float" office:value="0.0861020689655173">
            <text:p>0.086102069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613">
            <text:p>613</text:p>
          </table:table-cell>
          <table:table-cell table:formula="of:=([.B611]^2)/([.A611])/(10^6)" office:value-type="float" office:value="0.0842531390134529">
            <text:p>0.084253139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614">
            <text:p>614</text:p>
          </table:table-cell>
          <table:table-cell table:formula="of:=([.B612]^2)/([.A612])/(10^6)" office:value-type="float" office:value="0.0851006772009029">
            <text:p>0.0851006772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615">
            <text:p>615</text:p>
          </table:table-cell>
          <table:table-cell table:formula="of:=([.B613]^2)/([.A613])/(10^6)" office:value-type="float" office:value="0.0844252232142857">
            <text:p>0.0844252232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616">
            <text:p>616</text:p>
          </table:table-cell>
          <table:table-cell table:formula="of:=([.B614]^2)/([.A614])/(10^6)" office:value-type="float" office:value="0.0860444444444444">
            <text:p>0.0860444444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617">
            <text:p>617</text:p>
          </table:table-cell>
          <table:table-cell table:formula="of:=([.B615]^2)/([.A615])/(10^6)" office:value-type="float" office:value="0.0840373068432671">
            <text:p>0.0840373068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618">
            <text:p>618</text:p>
          </table:table-cell>
          <table:table-cell table:formula="of:=([.B616]^2)/([.A616])/(10^6)" office:value-type="float" office:value="0.0846838137472284">
            <text:p>0.0846838137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619">
            <text:p>619</text:p>
          </table:table-cell>
          <table:table-cell table:formula="of:=([.B617]^2)/([.A617])/(10^6)" office:value-type="float" office:value="0.0834773420479303">
            <text:p>0.083477342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620">
            <text:p>620</text:p>
          </table:table-cell>
          <table:table-cell table:formula="of:=([.B618]^2)/([.A618])/(10^6)" office:value-type="float" office:value="0.0852328159645233">
            <text:p>0.085232816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621">
            <text:p>621</text:p>
          </table:table-cell>
          <table:table-cell table:formula="of:=([.B619]^2)/([.A619])/(10^6)" office:value-type="float" office:value="0.0836531453362256">
            <text:p>0.0836531453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622">
            <text:p>622</text:p>
          </table:table-cell>
          <table:table-cell table:formula="of:=([.B620]^2)/([.A620])/(10^6)" office:value-type="float" office:value="0.0835602591792657">
            <text:p>0.0835602592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623">
            <text:p>623</text:p>
          </table:table-cell>
          <table:table-cell table:formula="of:=([.B621]^2)/([.A621])/(10^6)" office:value-type="float" office:value="0.0834686021505376">
            <text:p>0.0834686022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624">
            <text:p>624</text:p>
          </table:table-cell>
          <table:table-cell table:formula="of:=([.B622]^2)/([.A622])/(10^6)" office:value-type="float" office:value="0.100096658097686">
            <text:p>0.1000966581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625">
            <text:p>625</text:p>
          </table:table-cell>
          <table:table-cell table:formula="of:=([.B623]^2)/([.A623])/(10^6)" office:value-type="float" office:value="0.0829352441613588">
            <text:p>0.0829352442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626">
            <text:p>626</text:p>
          </table:table-cell>
          <table:table-cell table:formula="of:=([.B624]^2)/([.A624])/(10^6)" office:value-type="float" office:value="0.0830245762711865">
            <text:p>0.0830245763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627">
            <text:p>627</text:p>
          </table:table-cell>
          <table:table-cell table:formula="of:=([.B625]^2)/([.A625])/(10^6)" office:value-type="float" office:value="0.0825901260504202">
            <text:p>0.0825901261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628">
            <text:p>628</text:p>
          </table:table-cell>
          <table:table-cell table:formula="of:=([.B626]^2)/([.A626])/(10^6)" office:value-type="float" office:value="0.0835559322033898">
            <text:p>0.0835559322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629">
            <text:p>629</text:p>
          </table:table-cell>
          <table:table-cell table:formula="of:=([.B627]^2)/([.A627])/(10^6)" office:value-type="float" office:value="0.0815754639175258">
            <text:p>0.0815754639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630">
            <text:p>630</text:p>
          </table:table-cell>
          <table:table-cell table:formula="of:=([.B628]^2)/([.A628])/(10^6)" office:value-type="float" office:value="0.0826875">
            <text:p>0.0826875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631">
            <text:p>631</text:p>
          </table:table-cell>
          <table:table-cell table:formula="of:=([.B629]^2)/([.A629])/(10^6)" office:value-type="float" office:value="0.0822646694214876">
            <text:p>0.082264669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632">
            <text:p>632</text:p>
          </table:table-cell>
          <table:table-cell table:formula="of:=([.B630]^2)/([.A630])/(10^6)" office:value-type="float" office:value="0.0835615062761506">
            <text:p>0.0835615063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33">
            <text:p>633</text:p>
          </table:table-cell>
          <table:table-cell table:formula="of:=([.B631]^2)/([.A631])/(10^6)" office:value-type="float" office:value="0.0817732653061225">
            <text:p>0.08177326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4">
            <text:p>634</text:p>
          </table:table-cell>
          <table:table-cell table:formula="of:=([.B632]^2)/([.A632])/(10^6)" office:value-type="float" office:value="0.0803912">
            <text:p>0.0803912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635">
            <text:p>635</text:p>
          </table:table-cell>
          <table:table-cell table:formula="of:=([.B633]^2)/([.A633])/(10^6)" office:value-type="float" office:value="0.0808066132264529">
            <text:p>0.0808066132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636">
            <text:p>636</text:p>
          </table:table-cell>
          <table:table-cell table:formula="of:=([.B634]^2)/([.A634])/(10^6)" office:value-type="float" office:value="0.0813875251509054">
            <text:p>0.0813875252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637">
            <text:p>637</text:p>
          </table:table-cell>
          <table:table-cell table:formula="of:=([.B635]^2)/([.A635])/(10^6)" office:value-type="float" office:value="0.080350297029703">
            <text:p>0.080350297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638">
            <text:p>638</text:p>
          </table:table-cell>
          <table:table-cell table:formula="of:=([.B636]^2)/([.A636])/(10^6)" office:value-type="float" office:value="0.0796563600782779">
            <text:p>0.0796563601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639">
            <text:p>639</text:p>
          </table:table-cell>
          <table:table-cell table:formula="of:=([.B637]^2)/([.A637])/(10^6)" office:value-type="float" office:value="0.0777754285714286">
            <text:p>0.0777754286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640">
            <text:p>640</text:p>
          </table:table-cell>
          <table:table-cell table:formula="of:=([.B638]^2)/([.A638])/(10^6)" office:value-type="float" office:value="0.042183316168898">
            <text:p>0.0421833162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641">
            <text:p>641</text:p>
          </table:table-cell>
          <table:table-cell table:formula="of:=([.B639]^2)/([.A639])/(10^6)" office:value-type="float" office:value="0.081041617357002">
            <text:p>0.081041617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42">
            <text:p>642</text:p>
          </table:table-cell>
          <table:table-cell table:formula="of:=([.B640]^2)/([.A640])/(10^6)" office:value-type="float" office:value="0.0808164705882353">
            <text:p>0.0808164706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643">
            <text:p>643</text:p>
          </table:table-cell>
          <table:table-cell table:formula="of:=([.B641]^2)/([.A641])/(10^6)" office:value-type="float" office:value="0.0804375486381323">
            <text:p>0.0804375486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644">
            <text:p>644</text:p>
          </table:table-cell>
          <table:table-cell table:formula="of:=([.B642]^2)/([.A642])/(10^6)" office:value-type="float" office:value="0.0808452241715399">
            <text:p>0.0808452242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645">
            <text:p>645</text:p>
          </table:table-cell>
          <table:table-cell table:formula="of:=([.B643]^2)/([.A643])/(10^6)" office:value-type="float" office:value="0.0798512476007678">
            <text:p>0.0798512476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646">
            <text:p>646</text:p>
          </table:table-cell>
          <table:table-cell table:formula="of:=([.B644]^2)/([.A644])/(10^6)" office:value-type="float" office:value="0.0805629343629344">
            <text:p>0.080562934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647">
            <text:p>647</text:p>
          </table:table-cell>
          <table:table-cell table:formula="of:=([.B645]^2)/([.A645])/(10^6)" office:value-type="float" office:value="0.079887213740458">
            <text:p>0.0798872137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648">
            <text:p>648</text:p>
          </table:table-cell>
          <table:table-cell table:formula="of:=([.B646]^2)/([.A646])/(10^6)" office:value-type="float" office:value="0.0812193423597679">
            <text:p>0.0812193424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649">
            <text:p>649</text:p>
          </table:table-cell>
          <table:table-cell table:formula="of:=([.B647]^2)/([.A647])/(10^6)" office:value-type="float" office:value="0.0799242884250475">
            <text:p>0.079924288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650">
            <text:p>650</text:p>
          </table:table-cell>
          <table:table-cell table:formula="of:=([.B648]^2)/([.A648])/(10^6)" office:value-type="float" office:value="0.0798676748582231">
            <text:p>0.079867674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0:41:23</meta:creation-date>
    <dc:date>2014-04-28T08:59:41</dc:date>
    <meta:editing-duration>PT11H45M27S</meta:editing-duration>
    <meta:editing-cycles>7</meta:editing-cycles>
    <meta:generator>LibreOffice/3.5$Linux_X86_64 LibreOffice_project/350m1$Build-2</meta:generator>
    <meta:document-statistic meta:table-count="3" meta:cell-count="19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1:Sheet1.C648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03cm" svg:width="11.6cm" svg:height="7.023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C1:Sheet1.C648" chart:class="chart:scatter">
            <chart:domain table:cell-range-address="Sheet1.B1:Sheet1.B648"/>
            <chart:data-point chart:repeated="6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1:Sheet1.B648</svg:desc>
                </draw:g>
              </table:table-cell>
              <table:table-cell office:value-type="float" office:value="NaN">
                <text:p>NaN</text:p>
                <draw:g>
                  <svg:desc>Sheet1.C1:Sheet1.C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7921">
                <text:p>0.7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0.8649">
                <text:p>0.86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.0404">
                <text:p>1.04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.0609">
                <text:p>1.0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.0816">
                <text:p>1.0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.1025">
                <text:p>1.1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.1236">
                <text:p>1.1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.1449">
                <text:p>1.1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.1881">
                <text:p>1.18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.2321">
                <text:p>1.2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.2544">
                <text:p>1.2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.2769">
                <text:p>1.27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.2996">
                <text:p>1.2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.3225">
                <text:p>1.3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.3456">
                <text:p>1.3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.3689">
                <text:p>1.3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.3924">
                <text:p>1.39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.4884">
                <text:p>1.4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0.75645">
                <text:p>0.75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.5376">
                <text:p>1.5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0.80645">
                <text:p>0.80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0.83205">
                <text:p>0.83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0.85805">
                <text:p>0.85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.7956">
                <text:p>1.7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0.91125">
                <text:p>0.91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0.93845">
                <text:p>0.938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0.9522">
                <text:p>0.95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0.96605">
                <text:p>0.96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0.99405">
                <text:p>0.99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.0082">
                <text:p>1.00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0.681633333333333">
                <text:p>0.6816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0.700833333333333">
                <text:p>0.7008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0.710533333333333">
                <text:p>0.7105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.08045">
                <text:p>1.08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0.730133333333333">
                <text:p>0.7301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0.740033333333333">
                <text:p>0.7400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0.760033333333333">
                <text:p>0.7600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770133333333333">
                <text:p>0.7701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0.790533333333333">
                <text:p>0.7905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0.800833333333333">
                <text:p>0.8008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0.821633333333333">
                <text:p>0.8216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0.632025">
                <text:p>0.632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0.648025">
                <text:p>0.648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6561">
                <text:p>0.6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0.664225">
                <text:p>0.664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0.680625">
                <text:p>0.680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0.55112">
                <text:p>0.55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0.55778">
                <text:p>0.557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0.57122">
                <text:p>0.57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0.58482">
                <text:p>0.584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59168">
                <text:p>0.59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0.59858">
                <text:p>0.598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0.60552">
                <text:p>0.60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0.62658">
                <text:p>0.626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0.528066666666667">
                <text:p>0.5280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0.534016666666667">
                <text:p>0.53401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0.364011111111111">
                <text:p>0.364011111111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552066666666667">
                <text:p>0.5520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0.55815">
                <text:p>0.55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0.564266666666667">
                <text:p>0.5642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0.570416666666667">
                <text:p>0.57041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0.5766">
                <text:p>0.57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0.499557142857143">
                <text:p>0.4995571428571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0.504914285714286">
                <text:p>0.504914285714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0.5103">
                <text:p>0.5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0.515714285714286">
                <text:p>0.5157142857142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0.521157142857143">
                <text:p>0.52115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4608">
                <text:p>0.4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0.4656125">
                <text:p>0.4656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0.537657142857143">
                <text:p>0.5376571428571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0.4753125">
                <text:p>0.4753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0.4851125">
                <text:p>0.4851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0.49005">
                <text:p>0.49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0.4950125">
                <text:p>0.4950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51005">
                <text:p>0.510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0.457877777777778">
                <text:p>0.4578777777777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0.42025">
                <text:p>0.42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0.471511111111111">
                <text:p>0.4715111111111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0.393309090909091">
                <text:p>0.3933090909090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0.43681">
                <text:p>0.43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0.44521">
                <text:p>0.445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44944">
                <text:p>0.44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0.45369">
                <text:p>0.453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0.416327272727273">
                <text:p>0.4163272727272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0.420227272727273">
                <text:p>0.4202272727272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0.428081818181818">
                <text:p>0.4280818181818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0.432036363636364">
                <text:p>0.4320363636363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0.436009090909091">
                <text:p>0.436009090909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0.407008333333333">
                <text:p>0.407008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0.414408333333333">
                <text:p>0.414408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0.385969230769231">
                <text:p>0.385969230769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0.425633333333333">
                <text:p>0.4256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0.429408333333333">
                <text:p>0.429408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0.403392307692308">
                <text:p>0.4033923076923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0.406923076923077">
                <text:p>0.4069230769230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0.410469230769231">
                <text:p>0.4104692307692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414030769230769">
                <text:p>0.4140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0.417607692307692">
                <text:p>0.4176076923076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0.4212">
                <text:p>0.42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0.424807692307692">
                <text:p>0.424807692307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0.428430769230769">
                <text:p>0.4284307692307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0.401207142857143">
                <text:p>0.4012071428571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0.377626666666667">
                <text:p>0.37762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0.35700625">
                <text:p>0.3570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0.411428571428571">
                <text:p>0.411428571428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0.36300625">
                <text:p>0.3630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366025">
                <text:p>0.3660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0.36905625">
                <text:p>0.3690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0.3721">
                <text:p>0.37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0.37515625">
                <text:p>0.37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0.378225">
                <text:p>0.3782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0.358876470588235">
                <text:p>0.3588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0.34445">
                <text:p>0.34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0.367647058823529">
                <text:p>0.367647058823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0.370594117647059">
                <text:p>0.370594117647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37355294117647">
                <text:p>0.373552941176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0.376523529411765">
                <text:p>0.3765235294117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0.339557894736842">
                <text:p>0.3395578947368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0.325125">
                <text:p>0.325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.242725925925926">
                <text:p>0.2427259259259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0.347626315789474">
                <text:p>0.3476263157894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0.33282">
                <text:p>0.33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0.239575">
                <text:p>0.2395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0.340605">
                <text:p>0.3406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312018181818182">
                <text:p>0.3120181818181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0.314404545454545">
                <text:p>0.3144045454545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0.331885714285714">
                <text:p>0.331885714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0.319204545454545">
                <text:p>0.3192045454545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0.321618181818182">
                <text:p>0.3216181818181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0.324040909090909">
                <text:p>0.324040909090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0.342019047619048">
                <text:p>0.3420190476190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0.314613043478261">
                <text:p>0.3146130434782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0.31695652173913">
                <text:p>0.316956521739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0.333822727272727">
                <text:p>0.3338227272727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308266666666667">
                <text:p>0.3082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0.3105375">
                <text:p>0.3105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0.300304">
                <text:p>0.3003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0.315104166666667">
                <text:p>0.3151041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.3174">
                <text:p>0.31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0.306916">
                <text:p>0.3069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0.309136">
                <text:p>0.3091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0.299388461538461">
                <text:p>0.2993884615384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0.207792105263158">
                <text:p>0.2077921052631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305861538461538">
                <text:p>0.3058615384615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0.308034615384615">
                <text:p>0.308034615384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0.322624">
                <text:p>0.322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0.2030625">
                <text:p>0.203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0.292128571428571">
                <text:p>0.2921285714285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0.294175">
                <text:p>0.2941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0.286013793103448">
                <text:p>0.2860137931034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0.278403333333333">
                <text:p>0.27840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0.280333333333333">
                <text:p>0.280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0.28227">
                <text:p>0.282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84213333333333">
                <text:p>0.28421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0.268278125">
                <text:p>0.268278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0.2701125">
                <text:p>0.2701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0.271953125">
                <text:p>0.27195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0.302124137931034">
                <text:p>0.302124137931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0.275653125">
                <text:p>0.27565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0.261188235294118">
                <text:p>0.2611882352941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0.270912121212121">
                <text:p>0.2709121212121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0.274548484848485">
                <text:p>0.2745484848484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76375757575758">
                <text:p>0.276375757575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0.278209090909091">
                <text:p>0.2782090909090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0.271811764705882">
                <text:p>0.2718117647058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0.265785714285714">
                <text:p>0.2657857142857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0.261802777777778">
                <text:p>0.2618027777777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0.256389189189189">
                <text:p>0.2563891891891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0.258056756756757">
                <text:p>0.2580567567567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0.25972972972973">
                <text:p>0.259729729729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0.248002564102564">
                <text:p>0.2480025641025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256168421052632">
                <text:p>0.2561684210526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0.233259523809524">
                <text:p>0.2332595238095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0.252810256410256">
                <text:p>0.2528102564102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0.2480625">
                <text:p>0.248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0.262778947368421">
                <text:p>0.2627789473684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0.233695348837209">
                <text:p>0.2336953488372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0.235172093023256">
                <text:p>0.2351720930232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0.24819756097561">
                <text:p>0.24819756097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0.238139534883721">
                <text:p>0.2381395348837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0.158524615384615">
                <text:p>0.158524615384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30408888888889">
                <text:p>0.230408888888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0.242625581395349">
                <text:p>0.2426255813953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0.238581818181818">
                <text:p>0.2385818181818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0.240056818181818">
                <text:p>0.2400568181818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0.231034782608696">
                <text:p>0.231034782608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0.232454347826087">
                <text:p>0.2324543478260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0.239075555555556">
                <text:p>0.239075555555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0.225502083333333">
                <text:p>0.22550208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0.222244897959184">
                <text:p>0.222244897959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0.228252083333333">
                <text:p>0.22825208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23451914893617">
                <text:p>0.234519148936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0.221778">
                <text:p>0.221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0.223112">
                <text:p>0.223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0.22445">
                <text:p>0.2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0.22268431372549">
                <text:p>0.222684313725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0.215554716981132">
                <text:p>0.2155547169811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0.212816666666667">
                <text:p>0.21281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0.21811320754717">
                <text:p>0.218113207547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0.21142">
                <text:p>0.211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0.2100875">
                <text:p>0.2100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0.219140740740741">
                <text:p>0.2191407407407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0.201737288135593">
                <text:p>0.2017372881355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0.202908474576271">
                <text:p>0.20290847457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0.207601724137931">
                <text:p>0.207601724137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0.212463157894737">
                <text:p>0.2124631578947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0.199673770491803">
                <text:p>0.1996737704918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0.207627118644068">
                <text:p>0.207627118644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0.208815254237288">
                <text:p>0.2088152542372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213627586206897">
                <text:p>0.21362758620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0.204277049180328">
                <text:p>0.2042770491803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0.202122580645161">
                <text:p>0.2021225806451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0.200039682539683">
                <text:p>0.200039682539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0.204412903225806">
                <text:p>0.2044129032258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0.1991390625">
                <text:p>0.199139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0.194187878787879">
                <text:p>0.194187878787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0.198278461538462">
                <text:p>0.1982784615384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0.199384615384615">
                <text:p>0.1993846153846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0.191648529411765">
                <text:p>0.1916485294117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87205714285714">
                <text:p>0.1872057142857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0.190969565217391">
                <text:p>0.190969565217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.192023188405797">
                <text:p>0.1920231884057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0.185034722222222">
                <text:p>0.1850347222222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0.176257894736842">
                <text:p>0.1762578947368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0.187068055555556">
                <text:p>0.1870680555555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0.199152941176471">
                <text:p>0.199152941176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0.184001351351351">
                <text:p>0.1840013513513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0.183521333333333">
                <text:p>0.183521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87005405405405">
                <text:p>0.187005405405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0.180687012987013">
                <text:p>0.180687012987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0.179328205128205">
                <text:p>0.1793282051282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0.180288461538462">
                <text:p>0.1802884615384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0.181251282051282">
                <text:p>0.1812512820512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0.175467901234568">
                <text:p>0.1754679012345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0.172149397590361">
                <text:p>0.1721493975903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0.17100119047619">
                <text:p>0.17100119047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0.17609756097561">
                <text:p>0.176097560975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0.168791860465116">
                <text:p>0.1687918604651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71675294117647">
                <text:p>0.1716752941176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0.172575294117647">
                <text:p>0.1725752941176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0.135280733944954">
                <text:p>0.1352807339449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0.1684375">
                <text:p>0.1684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0.165551111111111">
                <text:p>0.1655511111111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0.16641">
                <text:p>0.166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0.167271111111111">
                <text:p>0.1672711111111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0.160979787234043">
                <text:p>0.160979787234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0.1584375">
                <text:p>0.158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0.157609278350515">
                <text:p>0.1576092783505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63472340425532">
                <text:p>0.1634723404255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0.154449">
                <text:p>0.1544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0.15369900990099">
                <text:p>0.153699009900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0.151480582524272">
                <text:p>0.1514805825242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0.15451862745098">
                <text:p>0.15451862745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0.150860952380952">
                <text:p>0.1508609523809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0.153077884615385">
                <text:p>0.1530778846153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0.164948453608247">
                <text:p>0.1649484536082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0.148889814814815">
                <text:p>0.1488898148148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52456603773585">
                <text:p>0.1524566037735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0.146314414414414">
                <text:p>0.1463144144144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0.152538317757009">
                <text:p>0.1525383177570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0.14777027027027">
                <text:p>0.147770270270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0.143335652173913">
                <text:p>0.1433356521739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0.142800862068966">
                <text:p>0.1428008620689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0.149967567567568">
                <text:p>0.1499675675675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0.142975213675214">
                <text:p>0.1429752136752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0.138925619834711">
                <text:p>0.1389256198347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0.139604132231405">
                <text:p>0.139604132231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145080341880342">
                <text:p>0.1450803418803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0.139810655737705">
                <text:p>0.1398106557377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0.116595918367347">
                <text:p>0.1165959183673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0.141168032786885">
                <text:p>0.1411680327868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0.155906306306306">
                <text:p>0.1559063063063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0.141373170731707">
                <text:p>0.1413731707317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0.1397792">
                <text:p>0.13977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0.134016030534351">
                <text:p>0.1340160305343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0.137396124031008">
                <text:p>0.1373961240310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135941984732824">
                <text:p>0.1359419847328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0.13254">
                <text:p>0.13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0.139361240310078">
                <text:p>0.1393612403100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0.133796296296296">
                <text:p>0.1337962962962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0.135429850746269">
                <text:p>0.1354298507462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0.131171942446043">
                <text:p>0.131171942446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0.0920522613065327">
                <text:p>0.09205226130653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0.130525531914894">
                <text:p>0.1305255319148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0.133021582733813">
                <text:p>0.1330215827338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0.132686428571429">
                <text:p>0.132686428571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492992">
                <text:p>0.14929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0.132034507042254">
                <text:p>0.1320345070422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0.129900689655172">
                <text:p>0.1299006896551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0.129606164383562">
                <text:p>0.1296061643835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0.131100689655172">
                <text:p>0.1311006896551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0.12816711409396">
                <text:p>0.12816711409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0.129624324324324">
                <text:p>0.1296243243243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0.125143506493507">
                <text:p>0.1251435064935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0.12993288590604">
                <text:p>0.129932885906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0.126286363636364">
                <text:p>0.1262863636363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12685974025974">
                <text:p>0.126859740259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0.125800641025641">
                <text:p>0.1258006410256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0.12801038961039">
                <text:p>0.128010389610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0.126130573248408">
                <text:p>0.1261305732484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0.1243225">
                <text:p>0.12432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0.123338888888889">
                <text:p>0.1233388888888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0.127027848101266">
                <text:p>0.1270278481012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0.122182424242424">
                <text:p>0.1221824242424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0.122727272727273">
                <text:p>0.1227272727272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0.121797005988024">
                <text:p>0.1217970059880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123820606060606">
                <text:p>0.1238206060606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0.121425443786982">
                <text:p>0.1214254437869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0.121244705882353">
                <text:p>0.1212447058823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0.121067251461988">
                <text:p>0.1210672514619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0.124512574850299">
                <text:p>0.124512574850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0.122133918128655">
                <text:p>0.1221339181286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0.119184090909091">
                <text:p>0.1191840909090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0.119705113636364">
                <text:p>0.1197051136363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0.118876404494382">
                <text:p>0.1188764044943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0.118067222222222">
                <text:p>0.1180672222222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117924861878453">
                <text:p>0.1179248618784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0.11843591160221">
                <text:p>0.118435911602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0.137131210191083">
                <text:p>0.137131210191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0.116878378378378">
                <text:p>0.1168783783783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0.116750537634409">
                <text:p>0.1167505376344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0.115391005291005">
                <text:p>0.1153910052910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0.11712513368984">
                <text:p>0.117125133689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0.115162827225131">
                <text:p>0.1151628272251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0.114455958549223">
                <text:p>0.114455958549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0.1155421875">
                <text:p>0.1155421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116033333333333">
                <text:p>0.11603333333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0.114732820512821">
                <text:p>0.1147328205128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0.114048730964467">
                <text:p>0.1140487309644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0.1128125">
                <text:p>0.11281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0.114432323232323">
                <text:p>0.1144323232323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0.112638118811881">
                <text:p>0.1126381188118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0.112553694581281">
                <text:p>0.1125536945812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0.111379126213592">
                <text:p>0.1113791262135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0.132413793103448">
                <text:p>0.1324137931034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0.11123125">
                <text:p>0.1112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112233816425121">
                <text:p>0.1122338164251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0.110041981132075">
                <text:p>0.1100419811320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0.111021800947867">
                <text:p>0.1110218009478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0.110955188679245">
                <text:p>0.1109551886792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0.10935">
                <text:p>0.109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0.109800462962963">
                <text:p>0.109800462962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0.110251851851852">
                <text:p>0.1102518518518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0.108691363636364">
                <text:p>0.1086913636363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0.108642533936652">
                <text:p>0.1086425339366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0.108108071748879">
                <text:p>0.1081080717488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8548878923767">
                <text:p>0.1085488789237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0.107543805309735">
                <text:p>0.1075438053097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0.107504845814978">
                <text:p>0.1075048458149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0.106997816593886">
                <text:p>0.1069978165938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0.127469430051813">
                <text:p>0.1274694300518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0.106469396551724">
                <text:p>0.1064693965517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0.106898275862069">
                <text:p>0.1068982758620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0.105508898305085">
                <text:p>0.1055088983050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0.106837606837607">
                <text:p>0.1068376068376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0.105462605042017">
                <text:p>0.105462605042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0.1054410041841">
                <text:p>0.10544100418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0.104549173553719">
                <text:p>0.1045491735537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0.106282845188285">
                <text:p>0.1062828451882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0.104091836734694">
                <text:p>0.1040918367346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0.104504489795918">
                <text:p>0.1045044897959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0.103648790322581">
                <text:p>0.1036487903225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0.10490406504065">
                <text:p>0.104904065040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0.10404859437751">
                <text:p>0.104048594377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0.103625498007968">
                <text:p>0.1036254980079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0.1044484">
                <text:p>0.10444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346751322751323">
                <text:p>0.03467513227513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0.102003488372093">
                <text:p>0.1020034883720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0.102401550387597">
                <text:p>0.1024015503875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0.10161877394636">
                <text:p>0.101618773946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0.102801544401544">
                <text:p>0.1028015444015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0.101630798479087">
                <text:p>0.1016307984790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0.101254339622642">
                <text:p>0.1012543396226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0.100884269662921">
                <text:p>0.1008842696629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0.102037735849057">
                <text:p>0.1020377358490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0.100533703703704">
                <text:p>0.1005337037037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0.100547601476015">
                <text:p>0.1005476014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0.100193772893773">
                <text:p>0.1001937728937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0.100947058823529">
                <text:p>0.1009470588235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0.0995036101083033">
                <text:p>0.09950361010830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0.0995237410071942">
                <text:p>0.09952374100719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0.0988359430604982">
                <text:p>0.09883594306049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0.118631489361702">
                <text:p>0.1186314893617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0.0985355633802817">
                <text:p>0.09853556338028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0.0992579505300353">
                <text:p>0.09925795053003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0.0975643598615917">
                <text:p>0.09756435986159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0.0876235294117647">
                <text:p>0.08762352941176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0.097961724137931">
                <text:p>0.0979617241379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0.0983296551724138">
                <text:p>0.09832965517241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0.0973554421768707">
                <text:p>0.09735544217687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0.0994103806228374">
                <text:p>0.09941038062283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0.0967681208053691">
                <text:p>0.09676812080536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0.0971288590604027">
                <text:p>0.09712885906040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0.0965186046511628">
                <text:p>0.09651860465116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0.0978523489932886">
                <text:p>0.09785234899328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0.0965943894389439">
                <text:p>0.09659438943894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0.0969518151815182">
                <text:p>0.09695181518151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0.0960420195439739">
                <text:p>0.09604201954397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0.115150194552529">
                <text:p>0.1151501945525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0.0955064308681672">
                <text:p>0.09550643086816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0.0958572347266881">
                <text:p>0.09585723472668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0.0949869841269841">
                <text:p>0.09498698412698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0.096251282051282">
                <text:p>0.0962512820512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0.0950791798107256">
                <text:p>0.09507917981072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0.095125786163522">
                <text:p>0.0951257861635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0.0948753125">
                <text:p>0.0948753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0.0961211356466877">
                <text:p>0.09612113564668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0.0940950769230769">
                <text:p>0.09409507692307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0.0944356923076923">
                <text:p>0.09443569230769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0.094197247706422">
                <text:p>0.0941972477064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0.0942487804878049">
                <text:p>0.09424878048780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0.0937308157099698">
                <text:p>0.09373081570996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0.0935027027027027">
                <text:p>0.09350270270270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0.0932779104477612">
                <text:p>0.09327791044776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0.112805755395683">
                <text:p>0.11280575539568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0.0931127218934911">
                <text:p>0.09311272189349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0.0931693215339233">
                <text:p>0.09316932153392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0.0921421511627907">
                <text:p>0.09214215116279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0.0938336283185841">
                <text:p>0.09383362831858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0.0820629820051414">
                <text:p>0.08206298200514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0.0920563218390805">
                <text:p>0.09205632183908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0.091854">
                <text:p>0.0918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0.0929752161383285">
                <text:p>0.09297521613832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0.0912002816901409">
                <text:p>0.09120028169014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0">
                <text:p>570</text:p>
              </table:table-cell>
              <table:table-cell office:value-type="float" office:value="0.0917796610169492">
                <text:p>0.09177966101694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0.0913280112044818">
                <text:p>0.09132801120448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0.0919056179775281">
                <text:p>0.09190561797752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3">
                <text:p>573</text:p>
              </table:table-cell>
              <table:table-cell office:value-type="float" office:value="0.0904487603305785">
                <text:p>0.09044876033057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0.0910154696132597">
                <text:p>0.09101546961325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5">
                <text:p>575</text:p>
              </table:table-cell>
              <table:table-cell office:value-type="float" office:value="0.0903346994535519">
                <text:p>0.09033469945355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6">
                <text:p>576</text:p>
              </table:table-cell>
              <table:table-cell office:value-type="float" office:value="0.100538181818182">
                <text:p>0.100538181818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7">
                <text:p>577</text:p>
              </table:table-cell>
              <table:table-cell office:value-type="float" office:value="0.0899808108108108">
                <text:p>0.08998081081081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8">
                <text:p>578</text:p>
              </table:table-cell>
              <table:table-cell office:value-type="float" office:value="0.0900495956873315">
                <text:p>0.09004959568733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0.0898769436997319">
                <text:p>0.08987694369973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0">
                <text:p>580</text:p>
              </table:table-cell>
              <table:table-cell office:value-type="float" office:value="0.0911653116531165">
                <text:p>0.09116531165311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0.0890662269129288">
                <text:p>0.08906622691292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0.0884396866840731">
                <text:p>0.08843968668407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3">
                <text:p>583</text:p>
              </table:table-cell>
              <table:table-cell office:value-type="float" office:value="0.0880541450777202">
                <text:p>0.08805414507772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4">
                <text:p>584</text:p>
              </table:table-cell>
              <table:table-cell office:value-type="float" office:value="0.0911914438502674">
                <text:p>0.09119144385026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5">
                <text:p>585</text:p>
              </table:table-cell>
              <table:table-cell office:value-type="float" office:value="0.08912109375">
                <text:p>0.089121093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6">
                <text:p>586</text:p>
              </table:table-cell>
              <table:table-cell office:value-type="float" office:value="0.0889626943005181">
                <text:p>0.08896269430051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7">
                <text:p>587</text:p>
              </table:table-cell>
              <table:table-cell office:value-type="float" office:value="0.0881250639386189">
                <text:p>0.08812506393861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8">
                <text:p>588</text:p>
              </table:table-cell>
              <table:table-cell office:value-type="float" office:value="0.0898036363636364">
                <text:p>0.08980363636363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0.0858715346534654">
                <text:p>0.08587153465346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0">
                <text:p>590</text:p>
              </table:table-cell>
              <table:table-cell office:value-type="float" office:value="0.0883502538071066">
                <text:p>0.08835025380710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1">
                <text:p>591</text:p>
              </table:table-cell>
              <table:table-cell office:value-type="float" office:value="0.0879801007556675">
                <text:p>0.08798010075566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0.105880362537764">
                <text:p>0.1058803625377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  <table:table-cell office:value-type="float" office:value="0.0876930174563591">
                <text:p>0.0876930174563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4">
                <text:p>594</text:p>
              </table:table-cell>
              <table:table-cell office:value-type="float" office:value="0.08712">
                <text:p>0.087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5">
                <text:p>595</text:p>
              </table:table-cell>
              <table:table-cell office:value-type="float" office:value="0.087198275862069">
                <text:p>0.0871982758620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0.0885825436408978">
                <text:p>0.08858254364089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7">
                <text:p>597</text:p>
              </table:table-cell>
              <table:table-cell office:value-type="float" office:value="0.0873551470588235">
                <text:p>0.08735514705882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8">
                <text:p>598</text:p>
              </table:table-cell>
              <table:table-cell office:value-type="float" office:value="0.0872204878048781">
                <text:p>0.08722048780487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9">
                <text:p>599</text:p>
              </table:table-cell>
              <table:table-cell office:value-type="float" office:value="0.0868767554479419">
                <text:p>0.0868767554479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0">
                <text:p>600</text:p>
              </table:table-cell>
              <table:table-cell office:value-type="float" office:value="0.0884520884520884">
                <text:p>0.08845208845208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1">
                <text:p>601</text:p>
              </table:table-cell>
              <table:table-cell office:value-type="float" office:value="0.0862054892601432">
                <text:p>0.08620548926014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0.0866995215311005">
                <text:p>0.08669952153110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0.0861632701421801">
                <text:p>0.08616327014218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4">
                <text:p>604</text:p>
              </table:table-cell>
              <table:table-cell office:value-type="float" office:value="0.0872765550239235">
                <text:p>0.08727655502392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5">
                <text:p>605</text:p>
              </table:table-cell>
              <table:table-cell office:value-type="float" office:value="0.0863266509433962">
                <text:p>0.08632665094339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6">
                <text:p>606</text:p>
              </table:table-cell>
              <table:table-cell office:value-type="float" office:value="0.0858028037383177">
                <text:p>0.08580280373831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7">
                <text:p>607</text:p>
              </table:table-cell>
              <table:table-cell office:value-type="float" office:value="0.086086214953271">
                <text:p>0.086086214953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8">
                <text:p>608</text:p>
              </table:table-cell>
              <table:table-cell office:value-type="float" office:value="0.103547338935574">
                <text:p>0.1035473389355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9">
                <text:p>609</text:p>
              </table:table-cell>
              <table:table-cell office:value-type="float" office:value="0.0848697940503432">
                <text:p>0.08486979405034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0">
                <text:p>610</text:p>
              </table:table-cell>
              <table:table-cell office:value-type="float" office:value="0.0851487414187643">
                <text:p>0.08514874141876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1">
                <text:p>611</text:p>
              </table:table-cell>
              <table:table-cell office:value-type="float" office:value="0.0850389521640091">
                <text:p>0.08503895216400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0.0861020689655173">
                <text:p>0.08610206896551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">
                <text:p>613</text:p>
              </table:table-cell>
              <table:table-cell office:value-type="float" office:value="0.0842531390134529">
                <text:p>0.08425313901345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4">
                <text:p>614</text:p>
              </table:table-cell>
              <table:table-cell office:value-type="float" office:value="0.0851006772009029">
                <text:p>0.08510067720090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5">
                <text:p>615</text:p>
              </table:table-cell>
              <table:table-cell office:value-type="float" office:value="0.0844252232142857">
                <text:p>0.08442522321428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6">
                <text:p>616</text:p>
              </table:table-cell>
              <table:table-cell office:value-type="float" office:value="0.0860444444444444">
                <text:p>0.08604444444444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7">
                <text:p>617</text:p>
              </table:table-cell>
              <table:table-cell office:value-type="float" office:value="0.0840373068432671">
                <text:p>0.08403730684326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8">
                <text:p>618</text:p>
              </table:table-cell>
              <table:table-cell office:value-type="float" office:value="0.0846838137472284">
                <text:p>0.08468381374722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9">
                <text:p>619</text:p>
              </table:table-cell>
              <table:table-cell office:value-type="float" office:value="0.0834773420479303">
                <text:p>0.08347734204793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0">
                <text:p>620</text:p>
              </table:table-cell>
              <table:table-cell office:value-type="float" office:value="0.0852328159645233">
                <text:p>0.08523281596452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1">
                <text:p>621</text:p>
              </table:table-cell>
              <table:table-cell office:value-type="float" office:value="0.0836531453362256">
                <text:p>0.08365314533622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0.0835602591792657">
                <text:p>0.08356025917926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3">
                <text:p>623</text:p>
              </table:table-cell>
              <table:table-cell office:value-type="float" office:value="0.0834686021505376">
                <text:p>0.08346860215053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4">
                <text:p>624</text:p>
              </table:table-cell>
              <table:table-cell office:value-type="float" office:value="0.100096658097686">
                <text:p>0.1000966580976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5">
                <text:p>625</text:p>
              </table:table-cell>
              <table:table-cell office:value-type="float" office:value="0.0829352441613588">
                <text:p>0.08293524416135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6">
                <text:p>626</text:p>
              </table:table-cell>
              <table:table-cell office:value-type="float" office:value="0.0830245762711865">
                <text:p>0.08302457627118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7">
                <text:p>627</text:p>
              </table:table-cell>
              <table:table-cell office:value-type="float" office:value="0.0825901260504202">
                <text:p>0.08259012605042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8">
                <text:p>628</text:p>
              </table:table-cell>
              <table:table-cell office:value-type="float" office:value="0.0835559322033898">
                <text:p>0.08355593220338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9">
                <text:p>629</text:p>
              </table:table-cell>
              <table:table-cell office:value-type="float" office:value="0.0815754639175258">
                <text:p>0.08157546391752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0">
                <text:p>630</text:p>
              </table:table-cell>
              <table:table-cell office:value-type="float" office:value="0.0826875">
                <text:p>0.08268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1">
                <text:p>631</text:p>
              </table:table-cell>
              <table:table-cell office:value-type="float" office:value="0.0822646694214876">
                <text:p>0.08226466942148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0.0835615062761506">
                <text:p>0.08356150627615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0.0817732653061225">
                <text:p>0.08177326530612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4">
                <text:p>634</text:p>
              </table:table-cell>
              <table:table-cell office:value-type="float" office:value="0.0803912">
                <text:p>0.08039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5">
                <text:p>635</text:p>
              </table:table-cell>
              <table:table-cell office:value-type="float" office:value="0.0808066132264529">
                <text:p>0.08080661322645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6">
                <text:p>636</text:p>
              </table:table-cell>
              <table:table-cell office:value-type="float" office:value="0.0813875251509054">
                <text:p>0.08138752515090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7">
                <text:p>637</text:p>
              </table:table-cell>
              <table:table-cell office:value-type="float" office:value="0.080350297029703">
                <text:p>0.0803502970297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8">
                <text:p>638</text:p>
              </table:table-cell>
              <table:table-cell office:value-type="float" office:value="0.0796563600782779">
                <text:p>0.07965636007827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9">
                <text:p>639</text:p>
              </table:table-cell>
              <table:table-cell office:value-type="float" office:value="0.0777754285714286">
                <text:p>0.07777542857142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0.042183316168898">
                <text:p>0.0421833161688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1">
                <text:p>641</text:p>
              </table:table-cell>
              <table:table-cell office:value-type="float" office:value="0.081041617357002">
                <text:p>0.0810416173570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0.0808164705882353">
                <text:p>0.08081647058823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3">
                <text:p>643</text:p>
              </table:table-cell>
              <table:table-cell office:value-type="float" office:value="0.0804375486381323">
                <text:p>0.08043754863813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4">
                <text:p>644</text:p>
              </table:table-cell>
              <table:table-cell office:value-type="float" office:value="0.0808452241715399">
                <text:p>0.08084522417153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5">
                <text:p>645</text:p>
              </table:table-cell>
              <table:table-cell office:value-type="float" office:value="0.0798512476007678">
                <text:p>0.07985124760076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6">
                <text:p>646</text:p>
              </table:table-cell>
              <table:table-cell office:value-type="float" office:value="0.0805629343629344">
                <text:p>0.08056293436293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7">
                <text:p>647</text:p>
              </table:table-cell>
              <table:table-cell office:value-type="float" office:value="0.079887213740458">
                <text:p>0.0798872137404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8">
                <text:p>648</text:p>
              </table:table-cell>
              <table:table-cell office:value-type="float" office:value="0.0812193423597679">
                <text:p>0.08121934235976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9">
                <text:p>649</text:p>
              </table:table-cell>
              <table:table-cell office:value-type="float" office:value="0.0799242884250475">
                <text:p>0.07992428842504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">
                <text:p>650</text:p>
              </table:table-cell>
              <table:table-cell office:value-type="float" office:value="0.0798676748582231">
                <text:p>0.0798676748582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